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69pt" fo:break-before="auto" style:use-optimal-row-height="true"/>
    </style:style>
    <style:style style:name="ro14" style:family="table-row">
      <style:table-row-properties style:row-height="12.84pt" fo:break-before="auto" style:use-optimal-row-height="true"/>
    </style:style>
    <style:style style:name="ro15" style:family="table-row">
      <style:table-row-properties style:row-height="13.75pt" fo:break-before="auto" style:use-optimal-row-height="true"/>
    </style:style>
    <style:style style:name="ro16" style:family="table-row">
      <style:table-row-properties style:row-height="13.55pt" fo:break-before="auto" style:use-optimal-row-height="false"/>
    </style:style>
    <style:style style:name="ro17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7" style:family="table-cell" style:parent-style-name="Default" style:data-style-name="N42">
      <style:table-cell-properties style:vertical-align="middle"/>
    </style:style>
    <style:style style:name="ce9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6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07" style:family="table-cell" style:parent-style-name="Default">
      <style:table-cell-properties fo:wrap-option="wrap" style:vertical-align="middle"/>
      <style:text-properties style:use-window-font-color="true"/>
    </style:style>
    <style:style style:name="ce108" style:family="table-cell" style:parent-style-name="Default">
      <style:text-properties style:use-window-font-color="true"/>
    </style:style>
    <style:style style:name="ce109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fo:border-bottom="none" fo:border-left="none" fo:border-right="none" fo:border-top="0.74pt solid #000000"/>
    </style:style>
    <style:style style:name="ce112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4" style:family="table-cell" style:parent-style-name="Default">
      <style:text-properties fo:color="#666666"/>
    </style:style>
    <style:style style:name="ce115" style:family="table-cell" style:parent-style-name="Default">
      <style:table-cell-properties fo:wrap-option="wrap"/>
      <style:text-properties style:use-window-font-color="true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2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23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5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6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28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29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0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2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3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ext-properties style:use-window-font-color="true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82"/>
    <style:style style:name="ce147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55" style:family="table-cell" style:parent-style-name="Default" style:data-style-name="N37"/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6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none"/>
    </style:style>
    <style:style style:name="ce172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7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style:font-name="Liberation Sans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" style:family="text">
      <style:text-properties style:font-name="Liberation Sans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fo:font-size="10pt" fo:font-weight="bold" style:font-weight-asian="bold" style:font-weight-complex="bold"/>
    </style:style>
    <style:style style:name="T11" style:family="text">
      <style:text-properties style:country-complex="none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="Liberation Sans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1pt" style:font-size-asian="11pt" style:font-size-complex="11pt" style:font-weight-asian="bold" style:font-weight-complex="bold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2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2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3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6"/>
          <table:table-cell table:style-name="ce98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99" office:value-type="string" calcext:value-type="string">
            <text:p>Comments</text:p>
          </table:table-cell>
          <table:table-cell table:style-name="ce99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4"/>
          <table:table-cell table:style-name="ce68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99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5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5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5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5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5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5" office:value-type="time" office:time-value="PT13H45M00S" calcext:value-type="time">
            <text:p>01:45 PM</text:p>
          </table:table-cell>
          <table:table-cell table:style-name="ce100" office:value-type="string" calcext:value-type="string">
            <text:p>0a-my_process</text:p>
          </table:table-cell>
          <table:table-cell table:style-name="ce99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01" office:value-type="string" calcext:value-type="string">
            <text:p>0b-it_evolves-tomh_1987</text:p>
          </table:table-cell>
          <table:table-cell table:style-name="ce99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7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7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7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7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7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7" office:value-type="time" office:time-value="PT11H00M00S" calcext:value-type="time">
            <text:p>11:00 AM</text:p>
          </table:table-cell>
          <table:table-cell table:style-name="ce102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7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7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7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7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7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7" office:value-type="time" office:time-value="PT11H55M00S" calcext:value-type="time">
            <text:p>11:55 AM</text:p>
          </table:table-cell>
          <table:table-cell table:style-name="ce102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7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7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7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7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7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7" office:value-type="time" office:time-value="PT10H20M00S" calcext:value-type="time">
            <text:p>10:20 AM</text:p>
          </table:table-cell>
          <table:table-cell table:style-name="ce102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7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7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7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7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7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7" office:value-type="time" office:time-value="PT20H20M00S" calcext:value-type="time">
            <text:p>08:20 PM</text:p>
          </table:table-cell>
          <table:table-cell table:style-name="ce102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8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8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8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8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8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8" office:value-type="time" office:time-value="PT17H45M00S" calcext:value-type="time">
            <text:p>05:45 PM</text:p>
          </table:table-cell>
          <table:table-cell table:style-name="ce100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89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89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89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89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89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89" office:value-type="time" office:time-value="PT17H20M00S" calcext:value-type="time">
            <text:p>05:20 PM</text:p>
          </table:table-cell>
          <table:table-cell table:style-name="ce103" office:value-type="string" calcext:value-type="string">
            <text:p>2b-tomh-humanmetrics</text:p>
          </table:table-cell>
          <table:table-cell table:style-name="ce107"/>
          <table:table-cell table:style-name="ce108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7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7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7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7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7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7" office:value-type="time" office:time-value="PT16H55M00S" calcext:value-type="time">
            <text:p>04:55 PM</text:p>
          </table:table-cell>
          <table:table-cell table:style-name="ce102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0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0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0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0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0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0" office:value-type="time" office:time-value="PT18H15M00S" calcext:value-type="time">
            <text:p>06:15 PM</text:p>
          </table:table-cell>
          <table:table-cell table:style-name="ce101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1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1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1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1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1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1" office:value-type="time" office:time-value="PT20H45M00S" calcext:value-type="time">
            <text:p>08:45 PM</text:p>
          </table:table-cell>
          <table:table-cell table:style-name="ce104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1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1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1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1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1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1" office:value-type="time" office:time-value="PT18H00M00S" calcext:value-type="time">
            <text:p>06:00 PM</text:p>
          </table:table-cell>
          <table:table-cell table:style-name="ce104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1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1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1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1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1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1" office:value-type="time" office:time-value="PT21H20M00S" calcext:value-type="time">
            <text:p>09:20 PM</text:p>
          </table:table-cell>
          <table:table-cell table:style-name="ce104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1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1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1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1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1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1" office:value-type="time" office:time-value="PT15H30M00S" calcext:value-type="time">
            <text:p>03:30 PM</text:p>
          </table:table-cell>
          <table:table-cell table:style-name="ce104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2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2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2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2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2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2" office:value-type="time" office:time-value="PT19H30M00S" calcext:value-type="time">
            <text:p>07:30 PM</text:p>
          </table:table-cell>
          <table:table-cell table:style-name="ce100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1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1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1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1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1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1" office:value-type="time" office:time-value="PT12H10M00S" calcext:value-type="time">
            <text:p>12:10 PM</text:p>
          </table:table-cell>
          <table:table-cell table:style-name="ce102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1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1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1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1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1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1" office:value-type="time" office:time-value="PT16H00M00S" calcext:value-type="time">
            <text:p>04:00 PM</text:p>
          </table:table-cell>
          <table:table-cell table:style-name="ce102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3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3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3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3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3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3" office:value-type="time" office:time-value="PT21H50M00S" calcext:value-type="time">
            <text:p>09:50 PM</text:p>
          </table:table-cell>
          <table:table-cell table:style-name="ce101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1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1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1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1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1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1" office:value-type="time" office:time-value="PT12H25M00S" calcext:value-type="time">
            <text:p>12:25 PM</text:p>
          </table:table-cell>
          <table:table-cell table:style-name="ce102" office:value-type="string" calcext:value-type="string">
            <text:p>5a-step_5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1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1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1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1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1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1" office:value-type="time" office:time-value="PT09H30M00S" calcext:value-type="time">
            <text:p>09:30 AM</text:p>
          </table:table-cell>
          <table:table-cell table:style-name="ce102" office:value-type="string" calcext:value-type="string">
            <text:p>5b-ebooks-donald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1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1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1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1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1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1" office:value-type="time" office:time-value="PT08H20M00S" calcext:value-type="time">
            <text:p>08:20 AM</text:p>
          </table:table-cell>
          <table:table-cell table:style-name="ce102" office:value-type="string" calcext:value-type="string">
            <text:p>5c-ebooks-nancy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1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1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1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1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1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1" office:value-type="time" office:time-value="PT21H10M00S" calcext:value-type="time">
            <text:p>09:10 PM</text:p>
          </table:table-cell>
          <table:table-cell table:style-name="ce102" office:value-type="string" calcext:value-type="string">
            <text:p>5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5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5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5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5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5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5" office:value-type="time" office:time-value="PT20H50M00S" calcext:value-type="time">
            <text:p>08:50 PM</text:p>
          </table:table-cell>
          <table:table-cell table:style-name="ce100" office:value-type="string" calcext:value-type="string">
            <text:p>6a-step_6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9">6b-social_sites – </text:span><text:span text:style-name="T10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1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1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1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1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1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1" office:value-type="time" office:time-value="PT12H45M00S" calcext:value-type="time">
            <text:p>12:45 PM</text:p>
          </table:table-cell>
          <table:table-cell table:style-name="ce102" office:value-type="string" calcext:value-type="string">
            <text:p>6b-social_sites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11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1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1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1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1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1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1" office:value-type="time" office:time-value="PT15H55M00S" calcext:value-type="time">
            <text:p>03:55 PM</text:p>
          </table:table-cell>
          <table:table-cell table:style-name="ce102" office:value-type="string" calcext:value-type="string">
            <text:p>6c-final_note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<text:span text:style-name="T4">6d-combo_image – </text:span>Founders deluxe combo image</text:p>
          </table:table-cell>
          <table:table-cell table:style-name="ce70" office:value-type="string" calcext:value-type="string">
            <text:p>A-AP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0" office:value-type="time" office:time-value="PT10H15M00S" calcext:value-type="time">
            <text:p>10:1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0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0" office:value-type="time" office:time-value="PT10H25M00S" calcext:value-type="time">
            <text:p>10:2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0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0" office:value-type="time" office:time-value="PT10H10M00S" calcext:value-type="time">
            <text:p>10:10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0" office:value-type="time" office:time-value="PT10H45M00S" calcext:value-type="time">
            <text:p>10:45 AM</text:p>
          </table:table-cell>
          <table:table-cell table:style-name="ce101" office:value-type="string" calcext:value-type="string">
            <text:p>6d-combo_image</text:p>
          </table:table-cell>
          <table:table-cell table:number-columns-repeated="1005"/>
        </table:table-row>
        <table:table-row table:style-name="ro13">
          <table:table-cell table:style-name="ce33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45"/>
          <table:table-cell table:style-name="ce94"/>
          <table:table-cell table:style-name="ce45"/>
          <table:table-cell table:style-name="ce92"/>
          <table:table-cell table:style-name="ce45"/>
          <table:table-cell table:style-name="ce92"/>
          <table:table-cell table:style-name="ce45"/>
          <table:table-cell table:style-name="ce92"/>
          <table:table-cell table:style-name="ce45"/>
          <table:table-cell table:style-name="ce92"/>
          <table:table-cell table:style-name="ce45"/>
          <table:table-cell table:style-name="ce92"/>
          <table:table-cell table:style-name="ce105"/>
          <table:table-cell/>
          <table:table-cell table:style-name="ce21" table:number-columns-repeated="1003"/>
          <table:table-cell/>
        </table:table-row>
        <table:table-row table:style-name="ro13">
          <table:table-cell table:style-name="ce2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Sam and Diane</text:p>
          </table:table-cell>
          <table:table-cell table:style-name="ce51" office:value-type="string" calcext:value-type="string">
            <text:p>SOM-CH</text:p>
          </table:table-cell>
          <table:table-cell table:style-name="ce81"/>
          <table:table-cell table:style-name="ce16"/>
          <table:table-cell table:style-name="ce81"/>
          <table:table-cell table:style-name="ce15"/>
          <table:table-cell table:style-name="ce81"/>
          <table:table-cell table:style-name="ce15"/>
          <table:table-cell table:style-name="ce81"/>
          <table:table-cell table:style-name="ce15"/>
          <table:table-cell table:style-name="ce81"/>
          <table:table-cell table:style-name="ce15"/>
          <table:table-cell table:style-name="ce8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ce2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1"/>
          <table:table-cell table:style-name="ce16"/>
          <table:table-cell table:style-name="ce81"/>
          <table:table-cell table:style-name="ce15"/>
          <table:table-cell table:style-name="ce81"/>
          <table:table-cell table:style-name="ce15"/>
          <table:table-cell table:style-name="ce81"/>
          <table:table-cell table:style-name="ce15"/>
          <table:table-cell table:style-name="ce81"/>
          <table:table-cell table:style-name="ce15"/>
          <table:table-cell table:style-name="ce8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ce34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Norm and Lilith</text:p>
          </table:table-cell>
          <table:table-cell table:style-name="ce70" office:value-type="string" calcext:value-type="string">
            <text:p>SOM-CH</text:p>
          </table:table-cell>
          <table:table-cell table:style-name="ce78"/>
          <table:table-cell table:style-name="ce95"/>
          <table:table-cell table:style-name="ce78"/>
          <table:table-cell table:style-name="ce90"/>
          <table:table-cell table:style-name="ce78"/>
          <table:table-cell table:style-name="ce90"/>
          <table:table-cell table:style-name="ce78"/>
          <table:table-cell table:style-name="ce90"/>
          <table:table-cell table:style-name="ce78"/>
          <table:table-cell table:style-name="ce90"/>
          <table:table-cell table:style-name="ce78"/>
          <table:table-cell table:style-name="ce90"/>
          <table:table-cell table:style-name="ce106"/>
          <table:table-cell/>
          <table:table-cell table:style-name="ce21" table:number-columns-repeated="1003"/>
          <table:table-cell/>
        </table:table-row>
        <table:table-row table:style-name="ro14" table:number-rows-repeated="3">
          <table:table-cell table:style-name="Default" table:number-columns-repeated="5"/>
          <table:table-cell table:style-name="ce51"/>
          <table:table-cell table:style-name="ce81"/>
          <table:table-cell table:style-name="ce16"/>
          <table:table-cell table:style-name="ce81"/>
          <table:table-cell table:style-name="ce15"/>
          <table:table-cell table:style-name="ce81"/>
          <table:table-cell table:style-name="ce15"/>
          <table:table-cell table:style-name="ce81"/>
          <table:table-cell table:style-name="ce15"/>
          <table:table-cell table:style-name="ce81"/>
          <table:table-cell table:style-name="ce15"/>
          <table:table-cell table:style-name="ce8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5" office:value-type="string" calcext:value-type="string">
            <text:p>“Link To” Key</text:p>
          </table:table-cell>
          <table:table-cell table:style-name="ce11"/>
          <table:table-cell table:style-name="ce57"/>
          <table:table-cell table:style-name="ce51"/>
          <table:table-cell table:style-name="ce81"/>
          <table:table-cell table:style-name="ce16"/>
          <table:table-cell table:style-name="ce81"/>
          <table:table-cell table:style-name="ce15"/>
          <table:table-cell table:style-name="ce81"/>
          <table:table-cell table:style-name="ce15"/>
          <table:table-cell table:style-name="ce81"/>
          <table:table-cell table:style-name="ce15"/>
          <table:table-cell table:style-name="ce81"/>
          <table:table-cell table:style-name="ce15"/>
          <table:table-cell table:style-name="ce8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2"/>
          <table:table-cell table:style-name="ce37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2"/>
          <table:table-cell table:style-name="ce37"/>
          <table:table-cell table:style-name="ce11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2"/>
          <table:table-cell table:style-name="ce37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1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3"/>
          <table:table-cell table:style-name="ce11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3"/>
          <table:table-cell table:style-name="ce11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14" table:number-rows-repeated="2">
          <table:table-cell table:style-name="Default" table:number-columns-repeated="5"/>
          <table:table-cell table:style-name="ce51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2">
          <table:table-cell table:style-name="ce35"/>
          <table:table-cell table:style-name="ce11" table:number-columns-repeated="2"/>
          <table:table-cell table:style-name="Default" table:number-columns-repeated="2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2">
          <table:table-cell table:style-name="ce35"/>
          <table:table-cell table:style-name="ce11"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6"/>
          <table:table-cell table:number-columns-repeated="3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7"/>
          <table:table-cell table:number-columns-repeated="4"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7"/>
          <table:table-cell table:style-name="ce11" table:number-columns-repeated="3"/>
          <table:table-cell/>
          <table:table-cell table:style-name="ce7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7"/>
          <table:table-cell table:style-name="ce11" table:number-columns-repeated="3"/>
          <table:table-cell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5"/>
          <table:table-cell table:style-name="ce11" table:number-columns-repeated="3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7"/>
          <table:table-cell/>
          <table:table-cell table:style-name="ce97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16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09" office:value-type="string" calcext:value-type="string">
            <text:p>Oct. 17, 2019 – after debate, 1 of 5</text:p>
          </table:table-cell>
          <table:table-cell table:style-name="ce7"/>
          <table:table-cell table:style-name="ce117"/>
          <table:table-cell table:style-name="ce1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8"/>
          <table:table-cell table:style-name="ce81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4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17"/>
          <table:table-cell table:style-name="ce81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4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7"/>
          <table:table-cell table:style-name="ce8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4" office:value-type="string" calcext:value-type="string">
            <text:p><text:span text:style-name="T16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2">Text announcement on </text:span><text:span text:style-name="T13">better together </text:span>slack</text:p>
          </table:table-cell>
          <table:table-cell table:style-name="ce117"/>
          <table:table-cell table:style-name="ce8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4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7"/>
          <table:table-cell table:style-name="ce8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4" office:value-type="string" calcext:value-type="string">
            <text:p><text:span text:style-name="T16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7"/>
          <table:table-cell table:style-name="ce8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4" office:value-type="string" calcext:value-type="string">
            <text:p><text:span text:style-name="T16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0" office:value-type="string" calcext:value-type="string">
            <text:p>Nov. 20-21, 2019 – day of and after fifth debate, 2-3 of 5</text:p>
          </table:table-cell>
          <table:table-cell table:style-name="ce111"/>
          <table:table-cell table:style-name="ce38"/>
          <table:table-cell table:style-name="ce45"/>
          <table:table-cell table:style-name="ce127"/>
          <table:table-cell table:style-name="ce92"/>
          <table:table-cell table:style-name="ce127"/>
          <table:table-cell table:style-name="ce92"/>
          <table:table-cell table:style-name="ce127"/>
          <table:table-cell table:style-name="ce92"/>
          <table:table-cell table:style-name="ce127"/>
          <table:table-cell table:style-name="ce92"/>
          <table:table-cell table:style-name="ce127"/>
          <table:table-cell table:style-name="ce92"/>
          <table:table-cell table:style-name="ce127"/>
          <table:table-cell table:style-name="ce92"/>
          <table:table-cell table:style-name="ce113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8"/>
          <table:table-cell table:style-name="ce81" office:value-type="date" office:date-value="2019-11-18" calcext:value-type="date">
            <text:p>11-18</text:p>
          </table:table-cell>
          <table:table-cell table:style-name="ce128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8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28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18"/>
          <table:table-cell table:style-name="ce81" office:value-type="date" office:date-value="2019-11-19" calcext:value-type="date">
            <text:p>11-19</text:p>
          </table:table-cell>
          <table:table-cell table:style-name="ce128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8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8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8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8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8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17"/>
          <table:table-cell table:style-name="ce81" office:value-type="date" office:date-value="2019-11-20" calcext:value-type="date">
            <text:p>11-20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17"/>
          <table:table-cell table:style-name="ce81" office:value-type="date" office:date-value="2019-11-20" calcext:value-type="date">
            <text:p>11-20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18"/>
          <table:table-cell table:style-name="ce81" office:value-type="date" office:date-value="2019-11-20" calcext:value-type="date">
            <text:p>11-20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17"/>
          <table:table-cell table:style-name="ce81" office:value-type="date" office:date-value="2019-11-21" calcext:value-type="date">
            <text:p>11-21</text:p>
          </table:table-cell>
          <table:table-cell table:style-name="ce128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8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8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8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8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8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64"/>
          <table:table-cell table:style-name="ce112" office:value-type="string" calcext:value-type="string">
            <text:p>Text – Free Ebook Days, day 2</text:p>
          </table:table-cell>
          <table:table-cell table:style-name="ce119"/>
          <table:table-cell table:style-name="ce78" office:value-type="date" office:date-value="2019-11-21" calcext:value-type="date">
            <text:p>11-21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90" office:value-type="time" office:time-value="PT19H30M00S" calcext:value-type="time">
            <text:p>07:30 PM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90" office:value-type="time" office:time-value="PT19H30M00S" calcext:value-type="time">
            <text:p>07:30 PM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90" office:value-type="time" office:time-value="PT19H30M00S" calcext:value-type="time">
            <text:p>07:30 PM</text:p>
          </table:table-cell>
          <table:table-cell table:number-columns-repeated="6" table:style-name="ce133" office:value-type="string" calcext:value-type="string">
            <text:p>N/A</text:p>
          </table:table-cell>
          <table:table-cell table:style-name="ce112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17"/>
          <table:table-cell table:style-name="ce1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10" office:value-type="string" calcext:value-type="string">
            <text:p>Feb. 19, 2020 – Ninth Debate, 1 of 5</text:p>
          </table:table-cell>
          <table:table-cell table:style-name="ce113"/>
          <table:table-cell table:style-name="ce120"/>
          <table:table-cell table:style-name="ce123"/>
          <table:table-cell table:style-name="ce130"/>
          <table:table-cell table:style-name="ce92"/>
          <table:table-cell table:style-name="ce130"/>
          <table:table-cell table:style-name="ce92"/>
          <table:table-cell table:style-name="ce130"/>
          <table:table-cell table:style-name="ce92"/>
          <table:table-cell table:style-name="ce130"/>
          <table:table-cell table:style-name="ce92"/>
          <table:table-cell table:style-name="ce130"/>
          <table:table-cell table:style-name="ce92"/>
          <table:table-cell table:style-name="ce130"/>
          <table:table-cell table:style-name="ce92"/>
          <table:table-cell table:style-name="ce113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17" office:value-type="string" calcext:value-type="string">
            <text:p>Sun</text:p>
          </table:table-cell>
          <table:table-cell table:style-name="ce122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17" office:value-type="string" calcext:value-type="string">
            <text:p>Tue</text:p>
          </table:table-cell>
          <table:table-cell table:style-name="ce122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17" office:value-type="string" calcext:value-type="string">
            <text:p>Wed</text:p>
          </table:table-cell>
          <table:table-cell table:style-name="ce122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14" office:value-type="string" calcext:value-type="string">
            <text:p><text:span text:style-name="T14">After debate – </text:span><text:span text:style-name="T15">one and few offs</text:span><text:span text:style-name="T3"> </text:span>– primary_voters/02-…</text:p>
          </table:table-cell>
          <table:table-cell table:style-name="ce121" office:value-type="string" calcext:value-type="string">
            <text:p>Fri</text:p>
          </table:table-cell>
          <table:table-cell table:style-name="ce124" office:value-type="date" office:date-value="2020-02-21" calcext:value-type="date">
            <text:p>02-21</text:p>
          </table:table-cell>
          <table:table-cell table:number-columns-repeated="12" table:style-name="ce12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09" office:value-type="string" calcext:value-type="string">
            <text:p>Feb. 25, 2020 – Tenth Debate, 2 of 5</text:p>
          </table:table-cell>
          <table:table-cell table:style-name="ce7"/>
          <table:table-cell table:style-name="ce117"/>
          <table:table-cell table:style-name="ce122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35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17" office:value-type="string" calcext:value-type="string">
            <text:p>Mon</text:p>
          </table:table-cell>
          <table:table-cell table:style-name="ce122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15" office:value-type="string" calcext:value-type="string">
            <text:p>Day of debate – early</text:p>
          </table:table-cell>
          <table:table-cell table:style-name="ce117" office:value-type="string" calcext:value-type="string">
            <text:p>Tue</text:p>
          </table:table-cell>
          <table:table-cell table:style-name="ce122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108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1" office:value-type="string" calcext:value-type="string">
            <text:p>Fri</text:p>
          </table:table-cell>
          <table:table-cell table:style-name="ce124" office:value-type="date" office:date-value="2020-02-28" calcext:value-type="date">
            <text:p>02-28</text:p>
          </table:table-cell>
          <table:table-cell table:number-columns-repeated="12" table:style-name="ce12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09" office:value-type="string" calcext:value-type="string">
            <text:p>Mar. 2-3, 2020 – Super Tuesday Eve &amp; Day, 3-4 of 5</text:p>
          </table:table-cell>
          <table:table-cell table:style-name="ce7"/>
          <table:table-cell table:style-name="ce117"/>
          <table:table-cell table:style-name="ce122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35"/>
          <table:table-cell table:number-columns-repeated="1007"/>
        </table:table-row>
        <table:table-row table:style-name="ro5">
          <table:table-cell table:style-name="ce109"/>
          <table:table-cell table:style-name="ce7" office:value-type="string" calcext:value-type="string">
            <text:p>Day before free ebook days start</text:p>
          </table:table-cell>
          <table:table-cell table:style-name="ce117" office:value-type="string" calcext:value-type="string">
            <text:p>Sun</text:p>
          </table:table-cell>
          <table:table-cell table:style-name="ce122" office:value-type="date" office:date-value="2020-03-01" calcext:value-type="date">
            <text:p>03-01</text:p>
          </table:table-cell>
          <table:table-cell table:style-name="ce131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1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1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1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1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1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17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1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1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1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1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1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1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64"/>
          <table:table-cell table:style-name="ce112" office:value-type="string" calcext:value-type="string">
            <text:p>Last free ebook day</text:p>
          </table:table-cell>
          <table:table-cell table:style-name="ce119" office:value-type="string" calcext:value-type="string">
            <text:p>Tue</text:p>
          </table:table-cell>
          <table:table-cell table:style-name="ce125" office:value-type="date" office:date-value="2020-03-03" calcext:value-type="date">
            <text:p>03-03</text:p>
          </table:table-cell>
          <table:table-cell table:style-name="ce132" office:value-type="date" office:date-value="2020-03-03" calcext:value-type="date">
            <text:p>2020-03-03</text:p>
          </table:table-cell>
          <table:table-cell table:style-name="ce90" office:value-type="time" office:time-value="PT08H50M00S" calcext:value-type="time">
            <text:p>08:50 AM</text:p>
          </table:table-cell>
          <table:table-cell table:style-name="ce132" office:value-type="date" office:date-value="2020-03-03" calcext:value-type="date">
            <text:p>2020-03-03</text:p>
          </table:table-cell>
          <table:table-cell table:style-name="ce90" office:value-type="time" office:time-value="PT08H50M00S" calcext:value-type="time">
            <text:p>08:50 AM</text:p>
          </table:table-cell>
          <table:table-cell table:style-name="ce132" office:value-type="date" office:date-value="2020-03-03" calcext:value-type="date">
            <text:p>2020-03-03</text:p>
          </table:table-cell>
          <table:table-cell table:style-name="ce90" office:value-type="time" office:time-value="PT08H50M00S" calcext:value-type="time">
            <text:p>08:50 AM</text:p>
          </table:table-cell>
          <table:table-cell table:style-name="ce132" office:value-type="date" office:date-value="2020-03-03" calcext:value-type="date">
            <text:p>2020-03-03</text:p>
          </table:table-cell>
          <table:table-cell table:style-name="ce90" office:value-type="time" office:time-value="PT08H50M00S" calcext:value-type="time">
            <text:p>08:50 AM</text:p>
          </table:table-cell>
          <table:table-cell table:style-name="ce132" office:value-type="date" office:date-value="2020-03-03" calcext:value-type="date">
            <text:p>2020-03-03</text:p>
          </table:table-cell>
          <table:table-cell table:style-name="ce90" office:value-type="time" office:time-value="PT08H50M00S" calcext:value-type="time">
            <text:p>08:50 AM</text:p>
          </table:table-cell>
          <table:table-cell table:style-name="ce132" office:value-type="date" office:date-value="2020-03-03" calcext:value-type="date">
            <text:p>2020-03-03</text:p>
          </table:table-cell>
          <table:table-cell table:style-name="ce90" office:value-type="time" office:time-value="PT08H50M00S" calcext:value-type="time">
            <text:p>08:50 AM</text:p>
          </table:table-cell>
          <table:table-cell table:style-name="ce112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17"/>
          <table:table-cell table:style-name="ce1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17"/>
          <table:table-cell table:style-name="ce1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18"/>
          <table:table-cell table:style-name="ce12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17"/>
          <table:table-cell table:style-name="ce1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18"/>
          <table:table-cell table:style-name="ce12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17"/>
          <table:table-cell table:style-name="ce1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8"/>
          <table:table-cell table:style-name="ce12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17"/>
          <table:table-cell table:style-name="ce1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18"/>
          <table:table-cell table:style-name="ce12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17"/>
          <table:table-cell table:style-name="ce1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17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17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40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37"/>
          <table:table-cell table:style-name="ce57"/>
          <table:table-cell table:style-name="ce11"/>
          <table:table-cell table:style-name="ce21"/>
          <table:table-cell table:style-name="ce82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16" office:value-type="string" calcext:value-type="string" table:number-columns-spanned="2" table:number-rows-spanned="1">
            <text:p>Day to</text:p>
          </table:table-cell>
          <table:covered-table-cell/>
          <table:table-cell table:style-name="ce138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3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6"/>
          <table:table-cell table:style-name="ce98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39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99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45" office:value-type="string" calcext:value-type="string">
            <text:p>See few-offs sheet</text:p>
          </table:table-cell>
          <table:table-cell table:number-columns-repeated="12" table:style-name="ce145" office:value-type="string" calcext:value-type="string">
            <text:p>[few-offs]</text:p>
          </table:table-cell>
          <table:table-cell table:style-name="ce102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41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45" office:value-type="string" calcext:value-type="string">
            <text:p>GR politicians-2020</text:p>
          </table:table-cell>
          <table:table-cell table:number-columns-repeated="2" table:style-name="ce145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1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1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1" office:value-type="time" office:time-value="PT11H59M00S" calcext:value-type="time">
            <text:p>11:59 AM</text:p>
          </table:table-cell>
          <table:table-cell table:number-columns-repeated="4" table:style-name="ce145" office:value-type="string" calcext:value-type="string">
            <text:p>N/A</text:p>
          </table:table-cell>
          <table:table-cell table:style-name="ce149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41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7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7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7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7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7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7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41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45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1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1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1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1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1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1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number-columns-repeated="1007"/>
        </table:table-row>
        <table:table-row table:style-name="ro12">
          <table:table-cell table:style-name="ce40" office:value-type="string" calcext:value-type="string">
            <text:p>Fri</text:p>
          </table:table-cell>
          <table:table-cell table:style-name="ce136" office:value-type="date" office:date-value="2020-02-21" calcext:value-type="date">
            <text:p>02-21</text:p>
          </table:table-cell>
          <table:table-cell table:style-name="ce142" office:value-type="string" calcext:value-type="string">
            <text:p>primary_voters</text:p>
          </table:table-cell>
          <table:table-cell table:style-name="ce144" office:value-type="string" calcext:value-type="string">
            <text:p>02-primary_voters-after-ninth_debate – <text:span text:style-name="T17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36" office:value-type="date" office:date-value="2020-02-21" calcext:value-type="date">
            <text:p>02-21</text:p>
          </table:table-cell>
          <table:table-cell table:style-name="ce148" office:value-type="time" office:time-value="PT08H30M00S" calcext:value-type="time">
            <text:p>08:30 AM</text:p>
          </table:table-cell>
          <table:table-cell table:style-name="ce136" office:value-type="date" office:date-value="2020-02-21" calcext:value-type="date">
            <text:p>02-21</text:p>
          </table:table-cell>
          <table:table-cell table:style-name="ce148" office:value-type="time" office:time-value="PT08H30M00S" calcext:value-type="time">
            <text:p>08:30 AM</text:p>
          </table:table-cell>
          <table:table-cell table:style-name="ce136" office:value-type="date" office:date-value="2020-02-21" calcext:value-type="date">
            <text:p>02-21</text:p>
          </table:table-cell>
          <table:table-cell table:style-name="ce148" office:value-type="time" office:time-value="PT08H30M00S" calcext:value-type="time">
            <text:p>08:30 AM</text:p>
          </table:table-cell>
          <table:table-cell table:style-name="ce136" office:value-type="date" office:date-value="2020-02-21" calcext:value-type="date">
            <text:p>02-21</text:p>
          </table:table-cell>
          <table:table-cell table:style-name="ce148" office:value-type="time" office:time-value="PT08H30M00S" calcext:value-type="time">
            <text:p>08:30 AM</text:p>
          </table:table-cell>
          <table:table-cell table:style-name="ce136" office:value-type="date" office:date-value="2020-02-21" calcext:value-type="date">
            <text:p>02-21</text:p>
          </table:table-cell>
          <table:table-cell table:style-name="ce148" office:value-type="time" office:time-value="PT08H30M00S" calcext:value-type="time">
            <text:p>08:30 AM</text:p>
          </table:table-cell>
          <table:table-cell table:style-name="ce136" office:value-type="date" office:date-value="2020-02-21" calcext:value-type="date">
            <text:p>02-21</text:p>
          </table:table-cell>
          <table:table-cell table:style-name="ce148" office:value-type="time" office:time-value="PT08H30M00S" calcext:value-type="time">
            <text:p>08:30 AM</text:p>
          </table:table-cell>
          <table:table-cell table:style-name="ce108" office:value-type="string" calcext:value-type="string">
            <text:p>http://bit.ly/twh-vpp2019</text:p>
          </table:table-cell>
          <table:table-cell table:style-name="ce108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1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36" office:value-type="date" office:date-value="2020-02-28" calcext:value-type="date">
            <text:p>02-28</text:p>
          </table:table-cell>
          <table:table-cell table:style-name="ce147" office:value-type="time" office:time-value="PT11H10M00S" calcext:value-type="time">
            <text:p>11:10 AM</text:p>
          </table:table-cell>
          <table:table-cell table:style-name="ce136" office:value-type="date" office:date-value="2020-02-28" calcext:value-type="date">
            <text:p>02-28</text:p>
          </table:table-cell>
          <table:table-cell table:style-name="ce147" office:value-type="time" office:time-value="PT11H10M00S" calcext:value-type="time">
            <text:p>11:10 AM</text:p>
          </table:table-cell>
          <table:table-cell table:style-name="ce136" office:value-type="date" office:date-value="2020-02-28" calcext:value-type="date">
            <text:p>02-28</text:p>
          </table:table-cell>
          <table:table-cell table:style-name="ce147" office:value-type="time" office:time-value="PT11H10M00S" calcext:value-type="time">
            <text:p>11:10 AM</text:p>
          </table:table-cell>
          <table:table-cell table:style-name="ce136" office:value-type="date" office:date-value="2020-02-28" calcext:value-type="date">
            <text:p>02-28</text:p>
          </table:table-cell>
          <table:table-cell table:style-name="ce147" office:value-type="time" office:time-value="PT11H10M00S" calcext:value-type="time">
            <text:p>11:10 AM</text:p>
          </table:table-cell>
          <table:table-cell table:style-name="ce136" office:value-type="date" office:date-value="2020-02-28" calcext:value-type="date">
            <text:p>02-28</text:p>
          </table:table-cell>
          <table:table-cell table:style-name="ce147" office:value-type="time" office:time-value="PT11H10M00S" calcext:value-type="time">
            <text:p>11:10 AM</text:p>
          </table:table-cell>
          <table:table-cell table:style-name="ce136" office:value-type="date" office:date-value="2020-02-28" calcext:value-type="date">
            <text:p>02-28</text:p>
          </table:table-cell>
          <table:table-cell table:style-name="ce147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41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45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1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1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1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1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1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1" office:value-type="string" calcext:value-type="string">
            <text:p>N/A</text:p>
          </table:table-cell>
          <table:table-cell table:style-name="ce102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43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style-name="ce146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5"/>
          <table:table-cell table:style-name="ce54"/>
          <table:table-cell table:style-name="ce51"/>
          <table:table-cell table:style-name="ce156"/>
          <table:table-cell table:style-name="ce11"/>
          <table:table-cell table:style-name="ce82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3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99" office:value-type="string" calcext:value-type="string">
            <text:p>Comments</text:p>
          </table:table-cell>
        </table:table-row>
        <table:table-row table:style-name="ro4">
          <table:table-cell table:style-name="ce150" office:value-type="string" calcext:value-type="string">
            <text:p>got_christmas</text:p>
          </table:table-cell>
          <table:table-cell table:style-name="ce151"/>
          <table:table-cell table:style-name="ce154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7" table:number-columns-repeated="13"/>
          <table:table-cell table:style-name="ce99"/>
        </table:table-row>
        <table:table-row table:style-name="ro5">
          <table:table-cell/>
          <table:table-cell table:style-name="ce152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45" office:value-type="string" calcext:value-type="string">
            <text:p>VGoTP <text:s/>book</text:p>
          </table:table-cell>
          <table:table-cell table:style-name="ce157" office:value-type="date" office:date-value="2019-11-28" calcext:value-type="date">
            <text:p>2019-11-28</text:p>
          </table:table-cell>
          <table:table-cell table:style-name="ce91" office:value-type="time" office:time-value="PT17H00M00S" calcext:value-type="time">
            <text:p>05:00 PM</text:p>
          </table:table-cell>
          <table:table-cell table:style-name="ce157" office:value-type="date" office:date-value="2019-11-28" calcext:value-type="date">
            <text:p>2019-11-28</text:p>
          </table:table-cell>
          <table:table-cell table:style-name="ce91" office:value-type="time" office:time-value="PT17H00M00S" calcext:value-type="time">
            <text:p>05:00 PM</text:p>
          </table:table-cell>
          <table:table-cell table:style-name="ce157" office:value-type="date" office:date-value="2019-11-28" calcext:value-type="date">
            <text:p>2019-11-28</text:p>
          </table:table-cell>
          <table:table-cell table:style-name="ce91" office:value-type="time" office:time-value="PT17H00M00S" calcext:value-type="time">
            <text:p>05:00 PM</text:p>
          </table:table-cell>
          <table:table-cell table:style-name="ce157" office:value-type="date" office:date-value="2019-11-28" calcext:value-type="date">
            <text:p>2019-11-28</text:p>
          </table:table-cell>
          <table:table-cell table:style-name="ce91" office:value-type="time" office:time-value="PT17H00M00S" calcext:value-type="time">
            <text:p>05:00 PM</text:p>
          </table:table-cell>
          <table:table-cell table:style-name="ce157" office:value-type="date" office:date-value="2019-11-28" calcext:value-type="date">
            <text:p>2019-11-28</text:p>
          </table:table-cell>
          <table:table-cell table:style-name="ce91" office:value-type="time" office:time-value="PT22H00M00S" calcext:value-type="time">
            <text:p>10:00 PM</text:p>
          </table:table-cell>
          <table:table-cell table:style-name="ce157" office:value-type="date" office:date-value="2019-11-28" calcext:value-type="date">
            <text:p>2019-11-28</text:p>
          </table:table-cell>
          <table:table-cell table:style-name="ce91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53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45" office:value-type="string" calcext:value-type="string">
            <text:p>VGoTP book</text:p>
          </table:table-cell>
          <table:table-cell table:style-name="ce157" office:value-type="date" office:date-value="2019-11-29" calcext:value-type="date">
            <text:p>2019-11-29</text:p>
          </table:table-cell>
          <table:table-cell table:style-name="ce91" office:value-type="time" office:time-value="PT13H30M00S" calcext:value-type="time">
            <text:p>01:30 PM</text:p>
          </table:table-cell>
          <table:table-cell table:style-name="ce157" office:value-type="date" office:date-value="2019-11-29" calcext:value-type="date">
            <text:p>2019-11-29</text:p>
          </table:table-cell>
          <table:table-cell table:style-name="ce91" office:value-type="time" office:time-value="PT13H30M00S" calcext:value-type="time">
            <text:p>01:30 PM</text:p>
          </table:table-cell>
          <table:table-cell table:style-name="ce157" office:value-type="date" office:date-value="2019-11-29" calcext:value-type="date">
            <text:p>2019-11-29</text:p>
          </table:table-cell>
          <table:table-cell table:style-name="ce91" office:value-type="time" office:time-value="PT13H30M00S" calcext:value-type="time">
            <text:p>01:30 PM</text:p>
          </table:table-cell>
          <table:table-cell table:style-name="ce157" office:value-type="date" office:date-value="2019-11-29" calcext:value-type="date">
            <text:p>2019-11-29</text:p>
          </table:table-cell>
          <table:table-cell table:style-name="ce91" office:value-type="time" office:time-value="PT13H40M00S" calcext:value-type="time">
            <text:p>01:40 PM</text:p>
          </table:table-cell>
          <table:table-cell table:style-name="ce157" office:value-type="date" office:date-value="2019-11-29" calcext:value-type="date">
            <text:p>2019-11-29</text:p>
          </table:table-cell>
          <table:table-cell table:style-name="ce91" office:value-type="time" office:time-value="PT13H40M00S" calcext:value-type="time">
            <text:p>01:40 PM</text:p>
          </table:table-cell>
          <table:table-cell table:style-name="ce157" office:value-type="date" office:date-value="2019-11-29" calcext:value-type="date">
            <text:p>2019-11-29</text:p>
          </table:table-cell>
          <table:table-cell table:style-name="ce91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53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45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1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1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1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1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1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1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53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45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7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7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7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7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53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45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7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7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7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5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41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55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55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5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5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53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53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62"/>
        <table:table-column table:style-name="co1" table:default-cell-style-name="ce162"/>
        <table:table-column table:style-name="co49" table:default-cell-style-name="ce168"/>
        <table:table-column table:style-name="co50" table:default-cell-style-name="ce9"/>
        <table:table-column table:style-name="co51" table:default-cell-style-name="ce118"/>
        <table:table-column table:style-name="co52" table:default-cell-style-name="ce175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5" table:number-columns-repeated="2"/>
          <table:table-cell table:style-name="ce163"/>
          <table:table-cell table:style-name="ce54"/>
          <table:table-cell table:style-name="ce51"/>
          <table:table-cell table:style-name="ce156"/>
          <table:table-cell table:style-name="ce21"/>
          <table:table-cell table:style-name="ce82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18"/>
          <table:table-cell table:number-columns-repeated="1006"/>
        </table:table-row>
        <table:table-row table:style-name="ro4">
          <table:table-cell table:style-name="ce158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3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6"/>
          <table:table-cell table:style-name="ce182" table:number-columns-repeated="1005"/>
        </table:table-row>
        <table:table-row table:style-name="ro4">
          <table:table-cell table:style-name="ce158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99" office:value-type="string" calcext:value-type="string">
            <text:p>Comments</text:p>
          </table:table-cell>
          <table:table-cell table:style-name="ce182" table:number-columns-repeated="1004"/>
        </table:table-row>
        <table:table-row table:style-name="ro5">
          <table:table-cell table:style-name="ce153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Mon</text:p>
          </table:table-cell>
          <table:table-cell table:style-name="ce164" office:value-type="date" office:date-value="2019-12-09" calcext:value-type="date">
            <text:p>12-09</text:p>
          </table:table-cell>
          <table:table-cell table:style-name="ce169" office:value-type="string" calcext:value-type="string">
            <text:p><text:span text:style-name="T18">George Washington &amp; </text:span><text:span text:style-name="T19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45" office:value-type="string" calcext:value-type="string">
            <text:p>VPP book</text:p>
          </table:table-cell>
          <table:table-cell table:style-name="ce157" office:value-type="date" office:date-value="2019-12-09" calcext:value-type="date">
            <text:p>2019-12-09</text:p>
          </table:table-cell>
          <table:table-cell table:style-name="ce91" office:value-type="time" office:time-value="PT12H45M00S" calcext:value-type="time">
            <text:p>12:45 PM</text:p>
          </table:table-cell>
          <table:table-cell table:style-name="ce157" office:value-type="date" office:date-value="2019-12-09" calcext:value-type="date">
            <text:p>2019-12-09</text:p>
          </table:table-cell>
          <table:table-cell table:style-name="ce91" office:value-type="time" office:time-value="PT12H45M00S" calcext:value-type="time">
            <text:p>12:45 PM</text:p>
          </table:table-cell>
          <table:table-cell table:style-name="ce157" office:value-type="date" office:date-value="2019-12-09" calcext:value-type="date">
            <text:p>2019-12-09</text:p>
          </table:table-cell>
          <table:table-cell table:style-name="ce91" office:value-type="time" office:time-value="PT12H45M00S" calcext:value-type="time">
            <text:p>12:45 PM</text:p>
          </table:table-cell>
          <table:table-cell table:style-name="ce157" office:value-type="date" office:date-value="2019-12-09" calcext:value-type="date">
            <text:p>2019-12-09</text:p>
          </table:table-cell>
          <table:table-cell table:style-name="ce91" office:value-type="time" office:time-value="PT12H45M00S" calcext:value-type="time">
            <text:p>12:45 PM</text:p>
          </table:table-cell>
          <table:table-cell table:style-name="ce157" office:value-type="date" office:date-value="2019-12-09" calcext:value-type="date">
            <text:p>2019-12-09</text:p>
          </table:table-cell>
          <table:table-cell table:style-name="ce91" office:value-type="time" office:time-value="PT12H45M00S" calcext:value-type="time">
            <text:p>12:45 PM</text:p>
          </table:table-cell>
          <table:table-cell table:style-name="ce157" office:value-type="date" office:date-value="2019-12-09" calcext:value-type="date">
            <text:p>2019-12-09</text:p>
          </table:table-cell>
          <table:table-cell table:style-name="ce91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6">
          <table:table-cell table:style-name="ce153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Mon</text:p>
          </table:table-cell>
          <table:table-cell table:style-name="ce164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74" office:value-type="string" calcext:value-type="string">
            <text:p>image on som</text:p>
          </table:table-cell>
          <table:table-cell table:style-name="ce157" office:value-type="date" office:date-value="2019-12-09" calcext:value-type="date">
            <text:p>2019-12-09</text:p>
          </table:table-cell>
          <table:table-cell table:style-name="ce91" office:value-type="time" office:time-value="PT20H30M00S" calcext:value-type="time">
            <text:p>08:30 PM</text:p>
          </table:table-cell>
          <table:table-cell table:style-name="ce157" office:value-type="date" office:date-value="2019-12-09" calcext:value-type="date">
            <text:p>2019-12-09</text:p>
          </table:table-cell>
          <table:table-cell table:style-name="ce91" office:value-type="time" office:time-value="PT20H30M00S" calcext:value-type="time">
            <text:p>08:30 PM</text:p>
          </table:table-cell>
          <table:table-cell table:style-name="ce157" office:value-type="date" office:date-value="2019-12-09" calcext:value-type="date">
            <text:p>2019-12-09</text:p>
          </table:table-cell>
          <table:table-cell table:style-name="ce91" office:value-type="time" office:time-value="PT20H30M00S" calcext:value-type="time">
            <text:p>08:30 PM</text:p>
          </table:table-cell>
          <table:table-cell table:style-name="ce157" office:value-type="date" office:date-value="2019-12-09" calcext:value-type="date">
            <text:p>2019-12-09</text:p>
          </table:table-cell>
          <table:table-cell table:style-name="ce91" office:value-type="time" office:time-value="PT20H30M00S" calcext:value-type="time">
            <text:p>08:30 PM</text:p>
          </table:table-cell>
          <table:table-cell table:style-name="ce157" office:value-type="date" office:date-value="2019-12-09" calcext:value-type="date">
            <text:p>2019-12-09</text:p>
          </table:table-cell>
          <table:table-cell table:style-name="ce91" office:value-type="time" office:time-value="PT20H30M00S" calcext:value-type="time">
            <text:p>08:30 PM</text:p>
          </table:table-cell>
          <table:table-cell table:style-name="ce157" office:value-type="date" office:date-value="2019-12-09" calcext:value-type="date">
            <text:p>2019-12-09</text:p>
          </table:table-cell>
          <table:table-cell table:style-name="ce91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6">
          <table:table-cell table:style-name="ce153" office:value-type="float" office:value="3" calcext:value-type="float">
            <text:p>3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Tue</text:p>
          </table:table-cell>
          <table:table-cell table:style-name="ce164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10" calcext:value-type="date">
            <text:p>2019-12-10</text:p>
          </table:table-cell>
          <table:table-cell table:style-name="ce180" office:value-type="time" office:time-value="PT12H40M00S" calcext:value-type="time">
            <text:p>12:40 PM</text:p>
          </table:table-cell>
          <table:table-cell table:style-name="ce176" office:value-type="date" office:date-value="2019-12-10" calcext:value-type="date">
            <text:p>2019-12-10</text:p>
          </table:table-cell>
          <table:table-cell table:style-name="ce180" office:value-type="time" office:time-value="PT12H40M00S" calcext:value-type="time">
            <text:p>12:40 PM</text:p>
          </table:table-cell>
          <table:table-cell table:style-name="ce176" office:value-type="date" office:date-value="2019-12-10" calcext:value-type="date">
            <text:p>2019-12-10</text:p>
          </table:table-cell>
          <table:table-cell table:style-name="ce180" office:value-type="time" office:time-value="PT12H40M00S" calcext:value-type="time">
            <text:p>12:40 PM</text:p>
          </table:table-cell>
          <table:table-cell table:style-name="ce176" office:value-type="date" office:date-value="2019-12-10" calcext:value-type="date">
            <text:p>2019-12-10</text:p>
          </table:table-cell>
          <table:table-cell table:style-name="ce180" office:value-type="time" office:time-value="PT12H40M00S" calcext:value-type="time">
            <text:p>12:40 PM</text:p>
          </table:table-cell>
          <table:table-cell table:style-name="ce176" office:value-type="date" office:date-value="2019-12-10" calcext:value-type="date">
            <text:p>2019-12-10</text:p>
          </table:table-cell>
          <table:table-cell table:style-name="ce180" office:value-type="time" office:time-value="PT12H40M00S" calcext:value-type="time">
            <text:p>12:40 PM</text:p>
          </table:table-cell>
          <table:table-cell table:style-name="ce176" office:value-type="date" office:date-value="2019-12-10" calcext:value-type="date">
            <text:p>2019-12-10</text:p>
          </table:table-cell>
          <table:table-cell table:style-name="ce180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53" office:value-type="float" office:value="4" calcext:value-type="float">
            <text:p>4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Tue</text:p>
          </table:table-cell>
          <table:table-cell table:style-name="ce164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10" calcext:value-type="date">
            <text:p>2019-12-10</text:p>
          </table:table-cell>
          <table:table-cell table:style-name="ce180" office:value-type="time" office:time-value="PT16H40M00S" calcext:value-type="time">
            <text:p>04:40 PM</text:p>
          </table:table-cell>
          <table:table-cell table:style-name="ce176" office:value-type="date" office:date-value="2019-12-10" calcext:value-type="date">
            <text:p>2019-12-10</text:p>
          </table:table-cell>
          <table:table-cell table:style-name="ce180" office:value-type="time" office:time-value="PT16H40M00S" calcext:value-type="time">
            <text:p>04:40 PM</text:p>
          </table:table-cell>
          <table:table-cell table:style-name="ce176" office:value-type="date" office:date-value="2019-12-10" calcext:value-type="date">
            <text:p>2019-12-10</text:p>
          </table:table-cell>
          <table:table-cell table:style-name="ce180" office:value-type="time" office:time-value="PT16H40M00S" calcext:value-type="time">
            <text:p>04:40 PM</text:p>
          </table:table-cell>
          <table:table-cell table:style-name="ce176" office:value-type="date" office:date-value="2019-12-10" calcext:value-type="date">
            <text:p>2019-12-10</text:p>
          </table:table-cell>
          <table:table-cell table:style-name="ce180" office:value-type="time" office:time-value="PT16H40M00S" calcext:value-type="time">
            <text:p>04:40 PM</text:p>
          </table:table-cell>
          <table:table-cell table:style-name="ce176" office:value-type="date" office:date-value="2019-12-10" calcext:value-type="date">
            <text:p>2019-12-10</text:p>
          </table:table-cell>
          <table:table-cell table:style-name="ce180" office:value-type="time" office:time-value="PT16H40M00S" calcext:value-type="time">
            <text:p>04:40 PM</text:p>
          </table:table-cell>
          <table:table-cell table:style-name="ce176" office:value-type="date" office:date-value="2019-12-10" calcext:value-type="date">
            <text:p>2019-12-10</text:p>
          </table:table-cell>
          <table:table-cell table:style-name="ce180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53" table:number-columns-repeated="3"/>
          <table:table-cell table:style-name="ce165"/>
          <table:table-cell table:style-name="Default" table:number-columns-repeated="3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/>
          <table:table-cell table:style-name="ce180"/>
          <table:table-cell table:number-columns-repeated="1005"/>
        </table:table-row>
        <table:table-row table:style-name="ro7">
          <table:table-cell table:style-name="ce153" office:value-type="float" office:value="5" calcext:value-type="float">
            <text:p>5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string" calcext:value-type="string">
            <text:p>Wed</text:p>
          </table:table-cell>
          <table:table-cell table:style-name="ce166" office:value-type="date" office:date-value="2019-12-11" calcext:value-type="date">
            <text:p>12-11</text:p>
          </table:table-cell>
          <table:table-cell table:style-name="ce170" office:value-type="string" calcext:value-type="string">
            <text:p><text:span text:style-name="T18">Alexander Hamilton &amp; </text:span><text:span text:style-name="T1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11" calcext:value-type="date">
            <text:p>2019-12-11</text:p>
          </table:table-cell>
          <table:table-cell table:style-name="ce180" office:value-type="time" office:time-value="PT13H45M00S" calcext:value-type="time">
            <text:p>01:45 PM</text:p>
          </table:table-cell>
          <table:table-cell table:style-name="ce176" office:value-type="date" office:date-value="2019-12-11" calcext:value-type="date">
            <text:p>2019-12-11</text:p>
          </table:table-cell>
          <table:table-cell table:style-name="ce180" office:value-type="time" office:time-value="PT13H45M00S" calcext:value-type="time">
            <text:p>01:45 PM</text:p>
          </table:table-cell>
          <table:table-cell table:style-name="ce176" office:value-type="date" office:date-value="2019-12-11" calcext:value-type="date">
            <text:p>2019-12-11</text:p>
          </table:table-cell>
          <table:table-cell table:style-name="ce180" office:value-type="time" office:time-value="PT13H45M00S" calcext:value-type="time">
            <text:p>01:45 PM</text:p>
          </table:table-cell>
          <table:table-cell table:style-name="ce176" office:value-type="date" office:date-value="2019-12-11" calcext:value-type="date">
            <text:p>2019-12-11</text:p>
          </table:table-cell>
          <table:table-cell table:style-name="ce180" office:value-type="time" office:time-value="PT13H45M00S" calcext:value-type="time">
            <text:p>01:45 PM</text:p>
          </table:table-cell>
          <table:table-cell table:style-name="ce176" office:value-type="date" office:date-value="2019-12-11" calcext:value-type="date">
            <text:p>2019-12-11</text:p>
          </table:table-cell>
          <table:table-cell table:style-name="ce180" office:value-type="time" office:time-value="PT13H45M00S" calcext:value-type="time">
            <text:p>01:45 PM</text:p>
          </table:table-cell>
          <table:table-cell table:style-name="ce176" office:value-type="date" office:date-value="2019-12-11" calcext:value-type="date">
            <text:p>2019-12-11</text:p>
          </table:table-cell>
          <table:table-cell table:style-name="ce180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Wed</text:p>
          </table:table-cell>
          <table:table-cell table:style-name="ce166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74" office:value-type="string" calcext:value-type="string">
            <text:p>image on som</text:p>
          </table:table-cell>
          <table:table-cell table:style-name="ce176" office:value-type="date" office:date-value="2019-12-11" calcext:value-type="date">
            <text:p>2019-12-11</text:p>
          </table:table-cell>
          <table:table-cell table:style-name="ce180" office:value-type="time" office:time-value="PT19H45M00S" calcext:value-type="time">
            <text:p>07:45 PM</text:p>
          </table:table-cell>
          <table:table-cell table:style-name="ce176" office:value-type="date" office:date-value="2019-12-11" calcext:value-type="date">
            <text:p>2019-12-11</text:p>
          </table:table-cell>
          <table:table-cell table:style-name="ce180" office:value-type="time" office:time-value="PT19H45M00S" calcext:value-type="time">
            <text:p>07:45 PM</text:p>
          </table:table-cell>
          <table:table-cell table:style-name="ce176" office:value-type="date" office:date-value="2019-12-11" calcext:value-type="date">
            <text:p>2019-12-11</text:p>
          </table:table-cell>
          <table:table-cell table:style-name="ce180" office:value-type="time" office:time-value="PT19H45M00S" calcext:value-type="time">
            <text:p>07:45 PM</text:p>
          </table:table-cell>
          <table:table-cell table:style-name="ce176" office:value-type="date" office:date-value="2019-12-11" calcext:value-type="date">
            <text:p>2019-12-11</text:p>
          </table:table-cell>
          <table:table-cell table:style-name="ce180" office:value-type="time" office:time-value="PT19H45M00S" calcext:value-type="time">
            <text:p>07:45 PM</text:p>
          </table:table-cell>
          <table:table-cell table:style-name="ce176" office:value-type="date" office:date-value="2019-12-11" calcext:value-type="date">
            <text:p>2019-12-11</text:p>
          </table:table-cell>
          <table:table-cell table:style-name="ce180" office:value-type="time" office:time-value="PT19H45M00S" calcext:value-type="time">
            <text:p>07:45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4" calcext:value-type="float">
            <text:p>4</text:p>
          </table:table-cell>
          <table:table-cell table:style-name="ce160" office:value-type="string" calcext:value-type="string">
            <text:p>Thu</text:p>
          </table:table-cell>
          <table:table-cell table:style-name="ce166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3H20M00S" calcext:value-type="time">
            <text:p>01:2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3H20M00S" calcext:value-type="time">
            <text:p>01:2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3H20M00S" calcext:value-type="time">
            <text:p>01:2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3H20M00S" calcext:value-type="time">
            <text:p>01:2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3H20M00S" calcext:value-type="time">
            <text:p>01:2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9" table:number-columns-repeated="3"/>
          <table:table-cell table:style-name="ce167"/>
          <table:table-cell table:style-name="ce171" table:number-columns-repeated="3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43"/>
          <table:table-cell table:style-name="ce181"/>
          <table:table-cell table:style-name="ce171" table:number-columns-repeated="1005"/>
        </table:table-row>
        <table:table-row table:style-name="ro7">
          <table:table-cell table:style-name="ce153" office:value-type="float" office:value="8" calcext:value-type="float">
            <text:p>8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string" calcext:value-type="string">
            <text:p>Thu</text:p>
          </table:table-cell>
          <table:table-cell table:style-name="ce166" office:value-type="date" office:date-value="2019-12-12" calcext:value-type="date">
            <text:p>12-12</text:p>
          </table:table-cell>
          <table:table-cell table:style-name="ce170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6H00M00S" calcext:value-type="time">
            <text:p>04:0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6H00M00S" calcext:value-type="time">
            <text:p>04:0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6H00M00S" calcext:value-type="time">
            <text:p>04:0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6H00M00S" calcext:value-type="time">
            <text:p>04:0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6H00M00S" calcext:value-type="time">
            <text:p>04:0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53" office:value-type="float" office:value="9" calcext:value-type="float">
            <text:p>9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string" calcext:value-type="string">
            <text:p>Thu</text:p>
          </table:table-cell>
          <table:table-cell table:style-name="ce166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74" office:value-type="string" calcext:value-type="string">
            <text:p>image on so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9H50M00S" calcext:value-type="time">
            <text:p>07:5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9H50M00S" calcext:value-type="time">
            <text:p>07:5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9H50M00S" calcext:value-type="time">
            <text:p>07:5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9H50M00S" calcext:value-type="time">
            <text:p>07:5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9H50M00S" calcext:value-type="time">
            <text:p>07:50 PM</text:p>
          </table:table-cell>
          <table:table-cell table:style-name="ce176" office:value-type="date" office:date-value="2019-12-12" calcext:value-type="date">
            <text:p>2019-12-12</text:p>
          </table:table-cell>
          <table:table-cell table:style-name="ce180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53" office:value-type="float" office:value="10" calcext:value-type="float">
            <text:p>10</text:p>
          </table:table-cell>
          <table:table-cell table:style-name="ce159" office:value-type="float" office:value="5" calcext:value-type="float">
            <text:p>5</text:p>
          </table:table-cell>
          <table:table-cell table:style-name="ce153" office:value-type="string" calcext:value-type="string">
            <text:p>Fri</text:p>
          </table:table-cell>
          <table:table-cell table:style-name="ce165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13" calcext:value-type="date">
            <text:p>2019-12-13</text:p>
          </table:table-cell>
          <table:table-cell table:style-name="ce180" office:value-type="time" office:time-value="PT13H30M00S" calcext:value-type="time">
            <text:p>01:30 PM</text:p>
          </table:table-cell>
          <table:table-cell table:style-name="ce176" office:value-type="date" office:date-value="2019-12-13" calcext:value-type="date">
            <text:p>2019-12-13</text:p>
          </table:table-cell>
          <table:table-cell table:style-name="ce180" office:value-type="time" office:time-value="PT13H30M00S" calcext:value-type="time">
            <text:p>01:30 PM</text:p>
          </table:table-cell>
          <table:table-cell table:style-name="ce176" office:value-type="date" office:date-value="2019-12-13" calcext:value-type="date">
            <text:p>2019-12-13</text:p>
          </table:table-cell>
          <table:table-cell table:style-name="ce180" office:value-type="time" office:time-value="PT13H30M00S" calcext:value-type="time">
            <text:p>01:30 PM</text:p>
          </table:table-cell>
          <table:table-cell table:style-name="ce176" office:value-type="date" office:date-value="2019-12-13" calcext:value-type="date">
            <text:p>2019-12-13</text:p>
          </table:table-cell>
          <table:table-cell table:style-name="ce180" office:value-type="time" office:time-value="PT13H30M00S" calcext:value-type="time">
            <text:p>01:30 PM</text:p>
          </table:table-cell>
          <table:table-cell table:style-name="ce176" office:value-type="date" office:date-value="2019-12-13" calcext:value-type="date">
            <text:p>2019-12-13</text:p>
          </table:table-cell>
          <table:table-cell table:style-name="ce180" office:value-type="time" office:time-value="PT13H30M00S" calcext:value-type="time">
            <text:p>01:30 PM</text:p>
          </table:table-cell>
          <table:table-cell table:style-name="ce176" office:value-type="date" office:date-value="2019-12-13" calcext:value-type="date">
            <text:p>2019-12-13</text:p>
          </table:table-cell>
          <table:table-cell table:style-name="ce18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3" office:value-type="float" office:value="11" calcext:value-type="float">
            <text:p>11</text:p>
          </table:table-cell>
          <table:table-cell table:style-name="ce159" office:value-type="float" office:value="5" calcext:value-type="float">
            <text:p>5</text:p>
          </table:table-cell>
          <table:table-cell table:style-name="ce153" office:value-type="string" calcext:value-type="string">
            <text:p>Sat</text:p>
          </table:table-cell>
          <table:table-cell table:style-name="ce165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14" calcext:value-type="date">
            <text:p>2019-12-14</text:p>
          </table:table-cell>
          <table:table-cell table:style-name="ce180" office:value-type="time" office:time-value="PT17H55M00S" calcext:value-type="time">
            <text:p>05:55 PM</text:p>
          </table:table-cell>
          <table:table-cell table:style-name="ce176" office:value-type="date" office:date-value="2019-12-14" calcext:value-type="date">
            <text:p>2019-12-14</text:p>
          </table:table-cell>
          <table:table-cell table:style-name="ce180" office:value-type="time" office:time-value="PT17H55M00S" calcext:value-type="time">
            <text:p>05:55 PM</text:p>
          </table:table-cell>
          <table:table-cell table:style-name="ce176" office:value-type="date" office:date-value="2019-12-14" calcext:value-type="date">
            <text:p>2019-12-14</text:p>
          </table:table-cell>
          <table:table-cell table:style-name="ce180" office:value-type="time" office:time-value="PT17H55M00S" calcext:value-type="time">
            <text:p>05:55 PM</text:p>
          </table:table-cell>
          <table:table-cell table:style-name="ce176" office:value-type="date" office:date-value="2019-12-14" calcext:value-type="date">
            <text:p>2019-12-14</text:p>
          </table:table-cell>
          <table:table-cell table:style-name="ce180" office:value-type="time" office:time-value="PT17H55M00S" calcext:value-type="time">
            <text:p>05:55 PM</text:p>
          </table:table-cell>
          <table:table-cell table:style-name="ce176" office:value-type="date" office:date-value="2019-12-14" calcext:value-type="date">
            <text:p>2019-12-14</text:p>
          </table:table-cell>
          <table:table-cell table:style-name="ce180" office:value-type="time" office:time-value="PT17H55M00S" calcext:value-type="time">
            <text:p>05:55 PM</text:p>
          </table:table-cell>
          <table:table-cell table:style-name="ce176" office:value-type="date" office:date-value="2019-12-14" calcext:value-type="date">
            <text:p>2019-12-14</text:p>
          </table:table-cell>
          <table:table-cell table:style-name="ce180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53"/>
          <table:table-cell table:style-name="ce159"/>
          <table:table-cell table:style-name="ce153"/>
          <table:table-cell table:style-name="ce165"/>
          <table:table-cell table:number-columns-repeated="2"/>
          <table:table-cell table:style-name="ce145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/>
          <table:table-cell table:style-name="ce180"/>
          <table:table-cell table:number-columns-repeated="1005"/>
        </table:table-row>
        <table:table-row table:style-name="ro7">
          <table:table-cell table:style-name="ce153" table:number-columns-repeated="3"/>
          <table:table-cell table:style-name="ce165"/>
          <table:table-cell table:style-name="Default" table:number-columns-repeated="3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/>
          <table:table-cell table:style-name="ce180"/>
          <table:table-cell table:number-columns-repeated="1005"/>
        </table:table-row>
        <table:table-row table:style-name="ro7">
          <table:table-cell table:style-name="ce153" office:value-type="float" office:value="12" calcext:value-type="float">
            <text:p>12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string" calcext:value-type="string">
            <text:p>Mon</text:p>
          </table:table-cell>
          <table:table-cell table:style-name="ce166" office:value-type="date" office:date-value="2019-12-16" calcext:value-type="date">
            <text:p>12-16</text:p>
          </table:table-cell>
          <table:table-cell table:style-name="ce170" office:value-type="string" calcext:value-type="string">
            <text:p><text:span text:style-name="T18">Patrick Henry &amp; </text:span><text:span text:style-name="T1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16" calcext:value-type="date">
            <text:p>2019-12-16</text:p>
          </table:table-cell>
          <table:table-cell table:style-name="ce180" office:value-type="time" office:time-value="PT14H30M00S" calcext:value-type="time">
            <text:p>02:30 PM</text:p>
          </table:table-cell>
          <table:table-cell table:style-name="ce176" office:value-type="date" office:date-value="2019-12-16" calcext:value-type="date">
            <text:p>2019-12-16</text:p>
          </table:table-cell>
          <table:table-cell table:style-name="ce180" office:value-type="time" office:time-value="PT14H30M00S" calcext:value-type="time">
            <text:p>02:30 PM</text:p>
          </table:table-cell>
          <table:table-cell table:style-name="ce176" office:value-type="date" office:date-value="2019-12-16" calcext:value-type="date">
            <text:p>2019-12-16</text:p>
          </table:table-cell>
          <table:table-cell table:style-name="ce180" office:value-type="time" office:time-value="PT14H30M00S" calcext:value-type="time">
            <text:p>02:30 PM</text:p>
          </table:table-cell>
          <table:table-cell table:style-name="ce176" office:value-type="date" office:date-value="2019-12-16" calcext:value-type="date">
            <text:p>2019-12-16</text:p>
          </table:table-cell>
          <table:table-cell table:style-name="ce180" office:value-type="time" office:time-value="PT14H30M00S" calcext:value-type="time">
            <text:p>02:30 PM</text:p>
          </table:table-cell>
          <table:table-cell table:style-name="ce176" office:value-type="date" office:date-value="2019-12-16" calcext:value-type="date">
            <text:p>2019-12-16</text:p>
          </table:table-cell>
          <table:table-cell table:style-name="ce180" office:value-type="time" office:time-value="PT14H30M00S" calcext:value-type="time">
            <text:p>02:30 PM</text:p>
          </table:table-cell>
          <table:table-cell table:style-name="ce176" office:value-type="date" office:date-value="2019-12-16" calcext:value-type="date">
            <text:p>2019-12-16</text:p>
          </table:table-cell>
          <table:table-cell table:style-name="ce180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53" office:value-type="float" office:value="13" calcext:value-type="float">
            <text:p>13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string" calcext:value-type="string">
            <text:p>Mon</text:p>
          </table:table-cell>
          <table:table-cell table:style-name="ce166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74" office:value-type="string" calcext:value-type="string">
            <text:p>image on som</text:p>
          </table:table-cell>
          <table:table-cell table:style-name="ce176" office:value-type="date" office:date-value="2019-12-16" calcext:value-type="date">
            <text:p>2019-12-16</text:p>
          </table:table-cell>
          <table:table-cell table:style-name="ce180" office:value-type="time" office:time-value="PT21H00M00S" calcext:value-type="time">
            <text:p>09:00 PM</text:p>
          </table:table-cell>
          <table:table-cell table:style-name="ce176" office:value-type="date" office:date-value="2019-12-16" calcext:value-type="date">
            <text:p>2019-12-16</text:p>
          </table:table-cell>
          <table:table-cell table:style-name="ce180" office:value-type="time" office:time-value="PT21H00M00S" calcext:value-type="time">
            <text:p>09:00 PM</text:p>
          </table:table-cell>
          <table:table-cell table:style-name="ce176" office:value-type="date" office:date-value="2019-12-16" calcext:value-type="date">
            <text:p>2019-12-16</text:p>
          </table:table-cell>
          <table:table-cell table:style-name="ce180" office:value-type="time" office:time-value="PT21H00M00S" calcext:value-type="time">
            <text:p>09:00 PM</text:p>
          </table:table-cell>
          <table:table-cell table:style-name="ce176" office:value-type="date" office:date-value="2019-12-16" calcext:value-type="date">
            <text:p>2019-12-16</text:p>
          </table:table-cell>
          <table:table-cell table:style-name="ce180" office:value-type="time" office:time-value="PT21H00M00S" calcext:value-type="time">
            <text:p>09:00 PM</text:p>
          </table:table-cell>
          <table:table-cell table:style-name="ce176" office:value-type="date" office:date-value="2019-12-16" calcext:value-type="date">
            <text:p>2019-12-16</text:p>
          </table:table-cell>
          <table:table-cell table:style-name="ce180" office:value-type="time" office:time-value="PT21H00M00S" calcext:value-type="time">
            <text:p>09:00 PM</text:p>
          </table:table-cell>
          <table:table-cell table:style-name="ce176" office:value-type="date" office:date-value="2019-12-16" calcext:value-type="date">
            <text:p>2019-12-16</text:p>
          </table:table-cell>
          <table:table-cell table:style-name="ce180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53" office:value-type="float" office:value="14" calcext:value-type="float">
            <text:p>14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string" calcext:value-type="string">
            <text:p>Tue</text:p>
          </table:table-cell>
          <table:table-cell table:style-name="ce165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17" calcext:value-type="date">
            <text:p>2019-12-17</text:p>
          </table:table-cell>
          <table:table-cell table:style-name="ce180" office:value-type="time" office:time-value="PT13H20M00S" calcext:value-type="time">
            <text:p>01:20 PM</text:p>
          </table:table-cell>
          <table:table-cell table:style-name="ce176" office:value-type="date" office:date-value="2019-12-17" calcext:value-type="date">
            <text:p>2019-12-17</text:p>
          </table:table-cell>
          <table:table-cell table:style-name="ce180" office:value-type="time" office:time-value="PT13H20M00S" calcext:value-type="time">
            <text:p>01:20 PM</text:p>
          </table:table-cell>
          <table:table-cell table:style-name="ce176" office:value-type="date" office:date-value="2019-12-17" calcext:value-type="date">
            <text:p>2019-12-17</text:p>
          </table:table-cell>
          <table:table-cell table:style-name="ce180" office:value-type="time" office:time-value="PT13H20M00S" calcext:value-type="time">
            <text:p>01:20 PM</text:p>
          </table:table-cell>
          <table:table-cell table:style-name="ce176" office:value-type="date" office:date-value="2019-12-17" calcext:value-type="date">
            <text:p>2019-12-17</text:p>
          </table:table-cell>
          <table:table-cell table:style-name="ce180" office:value-type="time" office:time-value="PT13H20M00S" calcext:value-type="time">
            <text:p>01:20 PM</text:p>
          </table:table-cell>
          <table:table-cell table:style-name="ce176" office:value-type="date" office:date-value="2019-12-17" calcext:value-type="date">
            <text:p>2019-12-17</text:p>
          </table:table-cell>
          <table:table-cell table:style-name="ce180" office:value-type="time" office:time-value="PT13H20M00S" calcext:value-type="time">
            <text:p>01:20 PM</text:p>
          </table:table-cell>
          <table:table-cell table:style-name="ce176" office:value-type="date" office:date-value="2019-12-17" calcext:value-type="date">
            <text:p>2019-12-17</text:p>
          </table:table-cell>
          <table:table-cell table:style-name="ce180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53"/>
          <table:table-cell table:style-name="ce160" table:number-columns-repeated="2"/>
          <table:table-cell table:style-name="ce166"/>
          <table:table-cell table:number-columns-repeated="3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/>
          <table:table-cell table:style-name="ce180"/>
          <table:table-cell table:number-columns-repeated="1005"/>
        </table:table-row>
        <table:table-row table:style-name="ro7">
          <table:table-cell table:style-name="ce153" office:value-type="float" office:value="15" calcext:value-type="float">
            <text:p>15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string" calcext:value-type="string">
            <text:p>Tue</text:p>
          </table:table-cell>
          <table:table-cell table:style-name="ce165" office:value-type="date" office:date-value="2019-12-17" calcext:value-type="date">
            <text:p>12-17</text:p>
          </table:table-cell>
          <table:table-cell table:style-name="ce170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17" calcext:value-type="date">
            <text:p>2019-12-17</text:p>
          </table:table-cell>
          <table:table-cell table:style-name="ce180" office:value-type="time" office:time-value="PT20H45M00S" calcext:value-type="time">
            <text:p>08:45 PM</text:p>
          </table:table-cell>
          <table:table-cell table:style-name="ce176" office:value-type="date" office:date-value="2019-12-17" calcext:value-type="date">
            <text:p>2019-12-17</text:p>
          </table:table-cell>
          <table:table-cell table:style-name="ce180" office:value-type="time" office:time-value="PT20H45M00S" calcext:value-type="time">
            <text:p>08:45 PM</text:p>
          </table:table-cell>
          <table:table-cell table:style-name="ce176" office:value-type="date" office:date-value="2019-12-17" calcext:value-type="date">
            <text:p>2019-12-17</text:p>
          </table:table-cell>
          <table:table-cell table:style-name="ce180" office:value-type="time" office:time-value="PT20H45M00S" calcext:value-type="time">
            <text:p>08:45 PM</text:p>
          </table:table-cell>
          <table:table-cell table:style-name="ce176" office:value-type="date" office:date-value="2019-12-17" calcext:value-type="date">
            <text:p>2019-12-17</text:p>
          </table:table-cell>
          <table:table-cell table:style-name="ce180" office:value-type="time" office:time-value="PT20H45M00S" calcext:value-type="time">
            <text:p>08:45 PM</text:p>
          </table:table-cell>
          <table:table-cell table:style-name="ce176" office:value-type="date" office:date-value="2019-12-17" calcext:value-type="date">
            <text:p>2019-12-17</text:p>
          </table:table-cell>
          <table:table-cell table:style-name="ce180" office:value-type="time" office:time-value="PT20H45M00S" calcext:value-type="time">
            <text:p>08:45 PM</text:p>
          </table:table-cell>
          <table:table-cell table:style-name="ce176" office:value-type="date" office:date-value="2019-12-17" calcext:value-type="date">
            <text:p>2019-12-17</text:p>
          </table:table-cell>
          <table:table-cell table:style-name="ce180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53" office:value-type="float" office:value="16" calcext:value-type="float">
            <text:p>16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string" calcext:value-type="string">
            <text:p>Wed</text:p>
          </table:table-cell>
          <table:table-cell table:style-name="ce166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74" office:value-type="string" calcext:value-type="string">
            <text:p>image on som</text:p>
          </table:table-cell>
          <table:table-cell table:style-name="ce176" office:value-type="date" office:date-value="2019-12-18" calcext:value-type="date">
            <text:p>2019-12-18</text:p>
          </table:table-cell>
          <table:table-cell table:style-name="ce180" office:value-type="time" office:time-value="PT13H10M00S" calcext:value-type="time">
            <text:p>01:10 PM</text:p>
          </table:table-cell>
          <table:table-cell table:style-name="ce176" office:value-type="date" office:date-value="2019-12-25" calcext:value-type="date">
            <text:p>2019-12-25</text:p>
          </table:table-cell>
          <table:table-cell table:style-name="ce180" office:value-type="time" office:time-value="PT16H15M00S" calcext:value-type="time">
            <text:p>04:15 PM</text:p>
          </table:table-cell>
          <table:table-cell table:style-name="ce176" office:value-type="date" office:date-value="2019-12-18" calcext:value-type="date">
            <text:p>2019-12-18</text:p>
          </table:table-cell>
          <table:table-cell table:style-name="ce180" office:value-type="time" office:time-value="PT13H10M00S" calcext:value-type="time">
            <text:p>01:10 PM</text:p>
          </table:table-cell>
          <table:table-cell table:style-name="ce176" office:value-type="date" office:date-value="2019-12-18" calcext:value-type="date">
            <text:p>2019-12-18</text:p>
          </table:table-cell>
          <table:table-cell table:style-name="ce180" office:value-type="time" office:time-value="PT13H10M00S" calcext:value-type="time">
            <text:p>01:10 PM</text:p>
          </table:table-cell>
          <table:table-cell table:style-name="ce176" office:value-type="date" office:date-value="2019-12-18" calcext:value-type="date">
            <text:p>2019-12-18</text:p>
          </table:table-cell>
          <table:table-cell table:style-name="ce180" office:value-type="time" office:time-value="PT13H10M00S" calcext:value-type="time">
            <text:p>01:10 PM</text:p>
          </table:table-cell>
          <table:table-cell table:style-name="ce176" office:value-type="date" office:date-value="2019-12-18" calcext:value-type="date">
            <text:p>2019-12-18</text:p>
          </table:table-cell>
          <table:table-cell table:style-name="ce180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53" office:value-type="float" office:value="17" calcext:value-type="float">
            <text:p>17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string" calcext:value-type="string">
            <text:p>Wed</text:p>
          </table:table-cell>
          <table:table-cell table:style-name="ce166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18" calcext:value-type="date">
            <text:p>2019-12-18</text:p>
          </table:table-cell>
          <table:table-cell table:style-name="ce180" office:value-type="time" office:time-value="PT20H00M00S" calcext:value-type="time">
            <text:p>08:00 PM</text:p>
          </table:table-cell>
          <table:table-cell table:style-name="ce176" office:value-type="date" office:date-value="2019-12-25" calcext:value-type="date">
            <text:p>2019-12-25</text:p>
          </table:table-cell>
          <table:table-cell table:style-name="ce180" office:value-type="time" office:time-value="PT20H40M00S" calcext:value-type="time">
            <text:p>08:40 PM</text:p>
          </table:table-cell>
          <table:table-cell table:style-name="ce176" office:value-type="date" office:date-value="2019-12-18" calcext:value-type="date">
            <text:p>2019-12-18</text:p>
          </table:table-cell>
          <table:table-cell table:style-name="ce180" office:value-type="time" office:time-value="PT20H00M00S" calcext:value-type="time">
            <text:p>08:00 PM</text:p>
          </table:table-cell>
          <table:table-cell table:style-name="ce176" office:value-type="date" office:date-value="2019-12-18" calcext:value-type="date">
            <text:p>2019-12-18</text:p>
          </table:table-cell>
          <table:table-cell table:style-name="ce180" office:value-type="time" office:time-value="PT20H00M00S" calcext:value-type="time">
            <text:p>08:00 PM</text:p>
          </table:table-cell>
          <table:table-cell table:style-name="ce176" office:value-type="date" office:date-value="2019-12-18" calcext:value-type="date">
            <text:p>2019-12-18</text:p>
          </table:table-cell>
          <table:table-cell table:style-name="ce180" office:value-type="time" office:time-value="PT20H00M00S" calcext:value-type="time">
            <text:p>08:00 PM</text:p>
          </table:table-cell>
          <table:table-cell table:style-name="ce176" office:value-type="date" office:date-value="2019-12-18" calcext:value-type="date">
            <text:p>2019-12-18</text:p>
          </table:table-cell>
          <table:table-cell table:style-name="ce180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9" calcext:value-type="float">
            <text:p>9</text:p>
          </table:table-cell>
          <table:table-cell table:style-name="ce153" office:value-type="string" calcext:value-type="string">
            <text:p>Thu</text:p>
          </table:table-cell>
          <table:table-cell table:style-name="ce165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19" calcext:value-type="date">
            <text:p>2019-12-19</text:p>
          </table:table-cell>
          <table:table-cell table:style-name="ce180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0" office:value-type="time" office:time-value="PT11H20M00S" calcext:value-type="time">
            <text:p>11:20 AM</text:p>
          </table:table-cell>
          <table:table-cell table:style-name="ce176" office:value-type="date" office:date-value="2019-12-19" calcext:value-type="date">
            <text:p>2019-12-19</text:p>
          </table:table-cell>
          <table:table-cell table:style-name="ce180" office:value-type="time" office:time-value="PT12H20M00S" calcext:value-type="time">
            <text:p>12:20 PM</text:p>
          </table:table-cell>
          <table:table-cell table:style-name="ce176" office:value-type="date" office:date-value="2019-12-19" calcext:value-type="date">
            <text:p>2019-12-19</text:p>
          </table:table-cell>
          <table:table-cell table:style-name="ce180" office:value-type="time" office:time-value="PT12H20M00S" calcext:value-type="time">
            <text:p>12:20 PM</text:p>
          </table:table-cell>
          <table:table-cell table:style-name="ce176" office:value-type="date" office:date-value="2019-12-19" calcext:value-type="date">
            <text:p>2019-12-19</text:p>
          </table:table-cell>
          <table:table-cell table:style-name="ce180" office:value-type="time" office:time-value="PT12H20M00S" calcext:value-type="time">
            <text:p>12:20 PM</text:p>
          </table:table-cell>
          <table:table-cell table:style-name="ce176" office:value-type="date" office:date-value="2019-12-19" calcext:value-type="date">
            <text:p>2019-12-19</text:p>
          </table:table-cell>
          <table:table-cell table:style-name="ce180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53" office:value-type="float" office:value="19" calcext:value-type="float">
            <text:p>19</text:p>
          </table:table-cell>
          <table:table-cell table:style-name="ce153" office:value-type="float" office:value="9" calcext:value-type="float">
            <text:p>9</text:p>
          </table:table-cell>
          <table:table-cell table:style-name="ce153" office:value-type="string" calcext:value-type="string">
            <text:p>Thu</text:p>
          </table:table-cell>
          <table:table-cell table:style-name="ce165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19" calcext:value-type="date">
            <text:p>2019-12-19</text:p>
          </table:table-cell>
          <table:table-cell table:style-name="ce180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0" office:value-type="time" office:time-value="PT16H50M00S" calcext:value-type="time">
            <text:p>04:50 PM</text:p>
          </table:table-cell>
          <table:table-cell table:style-name="ce176" office:value-type="date" office:date-value="2019-12-19" calcext:value-type="date">
            <text:p>2019-12-19</text:p>
          </table:table-cell>
          <table:table-cell table:style-name="ce180" office:value-type="time" office:time-value="PT21H30M00S" calcext:value-type="time">
            <text:p>09:30 PM</text:p>
          </table:table-cell>
          <table:table-cell table:style-name="ce176" office:value-type="date" office:date-value="2019-12-19" calcext:value-type="date">
            <text:p>2019-12-19</text:p>
          </table:table-cell>
          <table:table-cell table:style-name="ce180" office:value-type="time" office:time-value="PT21H30M00S" calcext:value-type="time">
            <text:p>09:30 PM</text:p>
          </table:table-cell>
          <table:table-cell table:style-name="ce176" office:value-type="date" office:date-value="2019-12-19" calcext:value-type="date">
            <text:p>2019-12-19</text:p>
          </table:table-cell>
          <table:table-cell table:style-name="ce180" office:value-type="time" office:time-value="PT21H30M00S" calcext:value-type="time">
            <text:p>09:30 PM</text:p>
          </table:table-cell>
          <table:table-cell table:style-name="ce176" office:value-type="date" office:date-value="2019-12-19" calcext:value-type="date">
            <text:p>2019-12-19</text:p>
          </table:table-cell>
          <table:table-cell table:style-name="ce180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53" office:value-type="float" office:value="20" calcext:value-type="float">
            <text:p>20</text:p>
          </table:table-cell>
          <table:table-cell table:style-name="ce153" office:value-type="float" office:value="10" calcext:value-type="float">
            <text:p>10</text:p>
          </table:table-cell>
          <table:table-cell table:style-name="ce160" office:value-type="string" calcext:value-type="string">
            <text:p>Fri</text:p>
          </table:table-cell>
          <table:table-cell table:style-name="ce166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20" calcext:value-type="date">
            <text:p>2019-12-20</text:p>
          </table:table-cell>
          <table:table-cell table:style-name="ce180" office:value-type="time" office:time-value="PT10H15M00S" calcext:value-type="time">
            <text:p>10:15 AM</text:p>
          </table:table-cell>
          <table:table-cell table:style-name="ce176" office:value-type="date" office:date-value="2019-12-27" calcext:value-type="date">
            <text:p>2019-12-27</text:p>
          </table:table-cell>
          <table:table-cell table:style-name="ce180" office:value-type="time" office:time-value="PT12H50M00S" calcext:value-type="time">
            <text:p>12:50 PM</text:p>
          </table:table-cell>
          <table:table-cell table:style-name="ce176" office:value-type="date" office:date-value="2019-12-20" calcext:value-type="date">
            <text:p>2019-12-20</text:p>
          </table:table-cell>
          <table:table-cell table:style-name="ce180" office:value-type="time" office:time-value="PT10H15M00S" calcext:value-type="time">
            <text:p>10:15 AM</text:p>
          </table:table-cell>
          <table:table-cell table:style-name="ce176" office:value-type="date" office:date-value="2019-12-20" calcext:value-type="date">
            <text:p>2019-12-20</text:p>
          </table:table-cell>
          <table:table-cell table:style-name="ce180" office:value-type="time" office:time-value="PT10H15M00S" calcext:value-type="time">
            <text:p>10:15 AM</text:p>
          </table:table-cell>
          <table:table-cell table:style-name="ce176" office:value-type="date" office:date-value="2019-12-20" calcext:value-type="date">
            <text:p>2019-12-20</text:p>
          </table:table-cell>
          <table:table-cell table:style-name="ce180" office:value-type="time" office:time-value="PT10H15M00S" calcext:value-type="time">
            <text:p>10:15 AM</text:p>
          </table:table-cell>
          <table:table-cell table:style-name="ce176" office:value-type="date" office:date-value="2019-12-20" calcext:value-type="date">
            <text:p>2019-12-20</text:p>
          </table:table-cell>
          <table:table-cell table:style-name="ce180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53" office:value-type="float" office:value="21" calcext:value-type="float">
            <text:p>21</text:p>
          </table:table-cell>
          <table:table-cell table:style-name="ce153" office:value-type="float" office:value="10" calcext:value-type="float">
            <text:p>10</text:p>
          </table:table-cell>
          <table:table-cell table:style-name="ce160" office:value-type="string" calcext:value-type="string">
            <text:p>Fri</text:p>
          </table:table-cell>
          <table:table-cell table:style-name="ce166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20" calcext:value-type="date">
            <text:p>2019-12-20</text:p>
          </table:table-cell>
          <table:table-cell table:style-name="ce180" office:value-type="time" office:time-value="PT15H15M00S" calcext:value-type="time">
            <text:p>03:15 PM</text:p>
          </table:table-cell>
          <table:table-cell table:style-name="ce176" office:value-type="date" office:date-value="2019-12-27" calcext:value-type="date">
            <text:p>2019-12-27</text:p>
          </table:table-cell>
          <table:table-cell table:style-name="ce180" office:value-type="time" office:time-value="PT15H45M00S" calcext:value-type="time">
            <text:p>03:45 PM</text:p>
          </table:table-cell>
          <table:table-cell table:style-name="ce176" office:value-type="date" office:date-value="2019-12-20" calcext:value-type="date">
            <text:p>2019-12-20</text:p>
          </table:table-cell>
          <table:table-cell table:style-name="ce180" office:value-type="time" office:time-value="PT15H15M00S" calcext:value-type="time">
            <text:p>03:15 PM</text:p>
          </table:table-cell>
          <table:table-cell table:style-name="ce176" office:value-type="date" office:date-value="2019-12-20" calcext:value-type="date">
            <text:p>2019-12-20</text:p>
          </table:table-cell>
          <table:table-cell table:style-name="ce180" office:value-type="time" office:time-value="PT15H15M00S" calcext:value-type="time">
            <text:p>03:15 PM</text:p>
          </table:table-cell>
          <table:table-cell table:style-name="ce176" office:value-type="date" office:date-value="2019-12-20" calcext:value-type="date">
            <text:p>2019-12-20</text:p>
          </table:table-cell>
          <table:table-cell table:style-name="ce180" office:value-type="time" office:time-value="PT15H15M00S" calcext:value-type="time">
            <text:p>03:15 PM</text:p>
          </table:table-cell>
          <table:table-cell table:style-name="ce176" office:value-type="date" office:date-value="2019-12-20" calcext:value-type="date">
            <text:p>2019-12-20</text:p>
          </table:table-cell>
          <table:table-cell table:style-name="ce180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53" table:number-columns-repeated="2"/>
          <table:table-cell table:style-name="ce160"/>
          <table:table-cell table:style-name="ce166"/>
          <table:table-cell table:number-columns-repeated="2"/>
          <table:table-cell table:style-name="ce145"/>
          <table:table-cell table:style-name="ce177"/>
          <table:table-cell table:style-name="ce180"/>
          <table:table-cell table:style-name="ce176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/>
          <table:table-cell table:style-name="ce180"/>
          <table:table-cell table:number-columns-repeated="1005"/>
        </table:table-row>
        <table:table-row table:style-name="ro7">
          <table:table-cell table:style-name="ce153" table:number-columns-repeated="3"/>
          <table:table-cell table:style-name="ce165"/>
          <table:table-cell table:style-name="Default" table:number-columns-repeated="3"/>
          <table:table-cell table:style-name="ce177"/>
          <table:table-cell table:style-name="ce180"/>
          <table:table-cell table:style-name="ce176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/>
          <table:table-cell table:style-name="ce180"/>
          <table:table-cell table:number-columns-repeated="1005"/>
        </table:table-row>
        <table:table-row table:style-name="ro7">
          <table:table-cell table:style-name="ce159" office:value-type="float" office:value="22" calcext:value-type="float">
            <text:p>22</text:p>
          </table:table-cell>
          <table:table-cell table:style-name="ce161" office:value-type="float" office:value="11" calcext:value-type="float">
            <text:p>11</text:p>
          </table:table-cell>
          <table:table-cell table:style-name="ce160" office:value-type="string" calcext:value-type="string">
            <text:p>Mon</text:p>
          </table:table-cell>
          <table:table-cell table:style-name="ce166" office:value-type="date" office:date-value="2019-12-23" calcext:value-type="date">
            <text:p>12-23</text:p>
          </table:table-cell>
          <table:table-cell table:style-name="ce172" office:value-type="string" calcext:value-type="string">
            <text:p>Ben Franklin &amp; Cory Booker – 6/8</text:p>
          </table:table-cell>
          <table:table-cell table:style-name="ce173" office:value-type="string" calcext:value-type="string">
            <text:p>Lifelong Learners’</text:p>
          </table:table-cell>
          <table:table-cell table:style-name="ce174" office:value-type="string" calcext:value-type="string">
            <text:p>image on som</text:p>
          </table:table-cell>
          <table:table-cell table:style-name="ce179" office:value-type="date" office:date-value="2019-12-23" calcext:value-type="date">
            <text:p>2019-12-23</text:p>
          </table:table-cell>
          <table:table-cell table:style-name="ce181" office:value-type="time" office:time-value="PT12H10M00S" calcext:value-type="time">
            <text:p>12:10 PM</text:p>
          </table:table-cell>
          <table:table-cell table:style-name="ce176" office:value-type="date" office:date-value="2019-12-28" calcext:value-type="date">
            <text:p>2019-12-28</text:p>
          </table:table-cell>
          <table:table-cell table:style-name="ce180" office:value-type="time" office:time-value="PT10H40M00S" calcext:value-type="time">
            <text:p>10:40 AM</text:p>
          </table:table-cell>
          <table:table-cell table:style-name="ce179" office:value-type="date" office:date-value="2019-12-23" calcext:value-type="date">
            <text:p>2019-12-23</text:p>
          </table:table-cell>
          <table:table-cell table:style-name="ce181" office:value-type="time" office:time-value="PT12H10M00S" calcext:value-type="time">
            <text:p>12:10 PM</text:p>
          </table:table-cell>
          <table:table-cell table:style-name="ce179" office:value-type="date" office:date-value="2019-12-23" calcext:value-type="date">
            <text:p>2019-12-23</text:p>
          </table:table-cell>
          <table:table-cell table:style-name="ce181" office:value-type="time" office:time-value="PT12H10M00S" calcext:value-type="time">
            <text:p>12:10 PM</text:p>
          </table:table-cell>
          <table:table-cell table:style-name="ce179" office:value-type="date" office:date-value="2019-12-23" calcext:value-type="date">
            <text:p>2019-12-23</text:p>
          </table:table-cell>
          <table:table-cell table:style-name="ce181" office:value-type="time" office:time-value="PT12H10M00S" calcext:value-type="time">
            <text:p>12:10 PM</text:p>
          </table:table-cell>
          <table:table-cell table:style-name="ce179" office:value-type="date" office:date-value="2019-12-23" calcext:value-type="date">
            <text:p>2019-12-23</text:p>
          </table:table-cell>
          <table:table-cell table:style-name="ce181" office:value-type="time" office:time-value="PT12H10M00S" calcext:value-type="time">
            <text:p>12:10 PM</text:p>
          </table:table-cell>
          <table:table-cell table:style-name="ce171" office:value-type="string" calcext:value-type="string">
            <text:p>seeourminds.com/image/4900-politicians-founding_fathers/4902/</text:p>
          </table:table-cell>
          <table:table-cell table:style-name="ce171" table:number-columns-repeated="1004"/>
        </table:table-row>
        <table:table-row table:style-name="ro7">
          <table:table-cell table:style-name="ce153" office:value-type="float" office:value="23" calcext:value-type="float">
            <text:p>23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string" calcext:value-type="string">
            <text:p>Mon</text:p>
          </table:table-cell>
          <table:table-cell table:style-name="ce166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74" office:value-type="string" calcext:value-type="string">
            <text:p>image on som</text:p>
          </table:table-cell>
          <table:table-cell table:style-name="ce179" office:value-type="date" office:date-value="2019-12-23" calcext:value-type="date">
            <text:p>2019-12-23</text:p>
          </table:table-cell>
          <table:table-cell table:style-name="ce180" office:value-type="time" office:time-value="PT21H50M00S" calcext:value-type="time">
            <text:p>09:50 PM</text:p>
          </table:table-cell>
          <table:table-cell table:style-name="ce176" office:value-type="date" office:date-value="2019-12-28" calcext:value-type="date">
            <text:p>2019-12-28</text:p>
          </table:table-cell>
          <table:table-cell table:style-name="ce180" office:value-type="time" office:time-value="PT18H35M00S" calcext:value-type="time">
            <text:p>06:35 PM</text:p>
          </table:table-cell>
          <table:table-cell table:style-name="ce179" office:value-type="date" office:date-value="2019-12-23" calcext:value-type="date">
            <text:p>2019-12-23</text:p>
          </table:table-cell>
          <table:table-cell table:style-name="ce180" office:value-type="time" office:time-value="PT21H50M00S" calcext:value-type="time">
            <text:p>09:50 PM</text:p>
          </table:table-cell>
          <table:table-cell table:style-name="ce179" office:value-type="date" office:date-value="2019-12-23" calcext:value-type="date">
            <text:p>2019-12-23</text:p>
          </table:table-cell>
          <table:table-cell table:style-name="ce180" office:value-type="time" office:time-value="PT21H50M00S" calcext:value-type="time">
            <text:p>09:50 PM</text:p>
          </table:table-cell>
          <table:table-cell table:style-name="ce179" office:value-type="date" office:date-value="2019-12-23" calcext:value-type="date">
            <text:p>2019-12-23</text:p>
          </table:table-cell>
          <table:table-cell table:style-name="ce180" office:value-type="time" office:time-value="PT21H50M00S" calcext:value-type="time">
            <text:p>09:50 PM</text:p>
          </table:table-cell>
          <table:table-cell table:style-name="ce176" office:value-type="date" office:date-value="2019-12-24" calcext:value-type="date">
            <text:p>2019-12-24</text:p>
          </table:table-cell>
          <table:table-cell table:style-name="ce180" office:value-type="time" office:time-value="PT15H50M00S" calcext:value-type="time">
            <text:p>03:50 PM</text:p>
          </table:table-cell>
          <table:table-cell table:style-name="ce171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53" office:value-type="float" office:value="24" calcext:value-type="float">
            <text:p>24</text:p>
          </table:table-cell>
          <table:table-cell table:style-name="ce160" office:value-type="float" office:value="12" calcext:value-type="float">
            <text:p>12</text:p>
          </table:table-cell>
          <table:table-cell table:style-name="ce153" office:value-type="string" calcext:value-type="string">
            <text:p>Tue</text:p>
          </table:table-cell>
          <table:table-cell table:style-name="ce165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24" calcext:value-type="date">
            <text:p>2019-12-24</text:p>
          </table:table-cell>
          <table:table-cell table:style-name="ce180" office:value-type="time" office:time-value="PT15H50M00S" calcext:value-type="time">
            <text:p>03:50 PM</text:p>
          </table:table-cell>
          <table:table-cell table:style-name="ce176" office:value-type="date" office:date-value="2019-12-29" calcext:value-type="date">
            <text:p>2019-12-29</text:p>
          </table:table-cell>
          <table:table-cell table:style-name="ce180" office:value-type="time" office:time-value="PT13H10M00S" calcext:value-type="time">
            <text:p>01:10 PM</text:p>
          </table:table-cell>
          <table:table-cell table:style-name="ce176" office:value-type="date" office:date-value="2019-12-24" calcext:value-type="date">
            <text:p>2019-12-24</text:p>
          </table:table-cell>
          <table:table-cell table:style-name="ce180" office:value-type="time" office:time-value="PT15H50M00S" calcext:value-type="time">
            <text:p>03:50 PM</text:p>
          </table:table-cell>
          <table:table-cell table:style-name="ce176" office:value-type="date" office:date-value="2019-12-24" calcext:value-type="date">
            <text:p>2019-12-24</text:p>
          </table:table-cell>
          <table:table-cell table:style-name="ce180" office:value-type="time" office:time-value="PT15H50M00S" calcext:value-type="time">
            <text:p>03:50 PM</text:p>
          </table:table-cell>
          <table:table-cell table:style-name="ce176" office:value-type="date" office:date-value="2019-12-24" calcext:value-type="date">
            <text:p>2019-12-24</text:p>
          </table:table-cell>
          <table:table-cell table:style-name="ce180" office:value-type="time" office:time-value="PT15H50M00S" calcext:value-type="time">
            <text:p>03:50 PM</text:p>
          </table:table-cell>
          <table:table-cell table:style-name="ce176" office:value-type="date" office:date-value="2019-12-24" calcext:value-type="date">
            <text:p>2019-12-24</text:p>
          </table:table-cell>
          <table:table-cell table:style-name="ce18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53"/>
          <table:table-cell table:style-name="ce160" table:number-columns-repeated="2"/>
          <table:table-cell table:style-name="ce166"/>
          <table:table-cell table:number-columns-repeated="3"/>
          <table:table-cell table:style-name="ce177"/>
          <table:table-cell table:style-name="ce180"/>
          <table:table-cell table:style-name="ce176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/>
          <table:table-cell table:style-name="ce180"/>
          <table:table-cell table:number-columns-repeated="1005"/>
        </table:table-row>
        <table:table-row table:style-name="ro7">
          <table:table-cell table:style-name="ce153" office:value-type="float" office:value="25" calcext:value-type="float">
            <text:p>25</text:p>
          </table:table-cell>
          <table:table-cell table:style-name="ce160" office:value-type="float" office:value="12" calcext:value-type="float">
            <text:p>12</text:p>
          </table:table-cell>
          <table:table-cell table:style-name="ce153" office:value-type="string" calcext:value-type="string">
            <text:p>Tue</text:p>
          </table:table-cell>
          <table:table-cell table:style-name="ce165" office:value-type="date" office:date-value="2019-12-24" calcext:value-type="date">
            <text:p>12-24</text:p>
          </table:table-cell>
          <table:table-cell table:style-name="ce170" office:value-type="string" calcext:value-type="string">
            <text:p><text:span text:style-name="T18">Daenerys Stormborn &amp; </text:span><text:span text:style-name="T1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24" calcext:value-type="date">
            <text:p>2019-12-24</text:p>
          </table:table-cell>
          <table:table-cell table:style-name="ce180" office:value-type="time" office:time-value="PT18H40M00S" calcext:value-type="time">
            <text:p>06:40 PM</text:p>
          </table:table-cell>
          <table:table-cell table:style-name="ce176" office:value-type="date" office:date-value="2019-12-29" calcext:value-type="date">
            <text:p>2019-12-29</text:p>
          </table:table-cell>
          <table:table-cell table:style-name="ce180" office:value-type="time" office:time-value="PT21H00M00S" calcext:value-type="time">
            <text:p>09:00 PM</text:p>
          </table:table-cell>
          <table:table-cell table:style-name="ce176" office:value-type="date" office:date-value="2019-12-24" calcext:value-type="date">
            <text:p>2019-12-24</text:p>
          </table:table-cell>
          <table:table-cell table:style-name="ce180" office:value-type="time" office:time-value="PT18H40M00S" calcext:value-type="time">
            <text:p>06:40 PM</text:p>
          </table:table-cell>
          <table:table-cell table:style-name="ce176" office:value-type="date" office:date-value="2019-12-24" calcext:value-type="date">
            <text:p>2019-12-24</text:p>
          </table:table-cell>
          <table:table-cell table:style-name="ce180" office:value-type="time" office:time-value="PT18H40M00S" calcext:value-type="time">
            <text:p>06:40 PM</text:p>
          </table:table-cell>
          <table:table-cell table:style-name="ce176" office:value-type="date" office:date-value="2019-12-24" calcext:value-type="date">
            <text:p>2019-12-24</text:p>
          </table:table-cell>
          <table:table-cell table:style-name="ce180" office:value-type="time" office:time-value="PT18H40M00S" calcext:value-type="time">
            <text:p>06:40 PM</text:p>
          </table:table-cell>
          <table:table-cell table:style-name="ce176" office:value-type="date" office:date-value="2019-12-24" calcext:value-type="date">
            <text:p>2019-12-24</text:p>
          </table:table-cell>
          <table:table-cell table:style-name="ce180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53" office:value-type="float" office:value="26" calcext:value-type="float">
            <text:p>26</text:p>
          </table:table-cell>
          <table:table-cell table:style-name="ce160" office:value-type="float" office:value="13" calcext:value-type="float">
            <text:p>13</text:p>
          </table:table-cell>
          <table:table-cell table:style-name="ce160" office:value-type="string" calcext:value-type="string">
            <text:p>Wed</text:p>
          </table:table-cell>
          <table:table-cell table:style-name="ce166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74" office:value-type="string" calcext:value-type="string">
            <text:p>image on som</text:p>
          </table:table-cell>
          <table:table-cell table:style-name="ce176" office:value-type="date" office:date-value="2019-12-25" calcext:value-type="date">
            <text:p>2019-12-25</text:p>
          </table:table-cell>
          <table:table-cell table:style-name="ce180" office:value-type="time" office:time-value="PT13H00M00S" calcext:value-type="time">
            <text:p>01:00 PM</text:p>
          </table:table-cell>
          <table:table-cell table:style-name="ce176" office:value-type="date" office:date-value="2019-12-30" calcext:value-type="date">
            <text:p>2019-12-30</text:p>
          </table:table-cell>
          <table:table-cell table:style-name="ce180" office:value-type="time" office:time-value="PT10H30M00S" calcext:value-type="time">
            <text:p>10:30 AM</text:p>
          </table:table-cell>
          <table:table-cell table:style-name="ce176" office:value-type="date" office:date-value="2019-12-25" calcext:value-type="date">
            <text:p>2019-12-25</text:p>
          </table:table-cell>
          <table:table-cell table:style-name="ce180" office:value-type="time" office:time-value="PT13H00M00S" calcext:value-type="time">
            <text:p>01:00 PM</text:p>
          </table:table-cell>
          <table:table-cell table:style-name="ce176" office:value-type="date" office:date-value="2019-12-25" calcext:value-type="date">
            <text:p>2019-12-25</text:p>
          </table:table-cell>
          <table:table-cell table:style-name="ce180" office:value-type="time" office:time-value="PT13H00M00S" calcext:value-type="time">
            <text:p>01:00 PM</text:p>
          </table:table-cell>
          <table:table-cell table:style-name="ce176" office:value-type="date" office:date-value="2019-12-25" calcext:value-type="date">
            <text:p>2019-12-25</text:p>
          </table:table-cell>
          <table:table-cell table:style-name="ce180" office:value-type="time" office:time-value="PT13H00M00S" calcext:value-type="time">
            <text:p>01:00 PM</text:p>
          </table:table-cell>
          <table:table-cell table:style-name="ce176" office:value-type="date" office:date-value="2019-12-25" calcext:value-type="date">
            <text:p>2019-12-25</text:p>
          </table:table-cell>
          <table:table-cell table:style-name="ce180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53" office:value-type="float" office:value="27" calcext:value-type="float">
            <text:p>27</text:p>
          </table:table-cell>
          <table:table-cell table:style-name="ce160" office:value-type="float" office:value="13" calcext:value-type="float">
            <text:p>13</text:p>
          </table:table-cell>
          <table:table-cell table:style-name="ce160" office:value-type="string" calcext:value-type="string">
            <text:p>Wed</text:p>
          </table:table-cell>
          <table:table-cell table:style-name="ce166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25" calcext:value-type="date">
            <text:p>2019-12-25</text:p>
          </table:table-cell>
          <table:table-cell table:style-name="ce180" office:value-type="time" office:time-value="PT16H15M00S" calcext:value-type="time">
            <text:p>04:15 PM</text:p>
          </table:table-cell>
          <table:table-cell table:style-name="ce176" office:value-type="date" office:date-value="2019-12-30" calcext:value-type="date">
            <text:p>2019-12-30</text:p>
          </table:table-cell>
          <table:table-cell table:style-name="ce180" office:value-type="time" office:time-value="PT16H20M00S" calcext:value-type="time">
            <text:p>04:20 PM</text:p>
          </table:table-cell>
          <table:table-cell table:style-name="ce176" office:value-type="date" office:date-value="2019-12-25" calcext:value-type="date">
            <text:p>2019-12-25</text:p>
          </table:table-cell>
          <table:table-cell table:style-name="ce180" office:value-type="time" office:time-value="PT16H15M00S" calcext:value-type="time">
            <text:p>04:15 PM</text:p>
          </table:table-cell>
          <table:table-cell table:style-name="ce176" office:value-type="date" office:date-value="2019-12-25" calcext:value-type="date">
            <text:p>2019-12-25</text:p>
          </table:table-cell>
          <table:table-cell table:style-name="ce180" office:value-type="time" office:time-value="PT16H15M00S" calcext:value-type="time">
            <text:p>04:15 PM</text:p>
          </table:table-cell>
          <table:table-cell table:style-name="ce176" office:value-type="date" office:date-value="2019-12-25" calcext:value-type="date">
            <text:p>2019-12-25</text:p>
          </table:table-cell>
          <table:table-cell table:style-name="ce180" office:value-type="time" office:time-value="PT16H15M00S" calcext:value-type="time">
            <text:p>04:15 PM</text:p>
          </table:table-cell>
          <table:table-cell table:style-name="ce176" office:value-type="date" office:date-value="2019-12-25" calcext:value-type="date">
            <text:p>2019-12-25</text:p>
          </table:table-cell>
          <table:table-cell table:style-name="ce180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53"/>
          <table:table-cell table:style-name="ce160" table:number-columns-repeated="2"/>
          <table:table-cell table:style-name="ce166"/>
          <table:table-cell table:number-columns-repeated="2"/>
          <table:table-cell table:style-name="ce145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/>
          <table:table-cell table:style-name="ce180"/>
          <table:table-cell table:number-columns-repeated="1005"/>
        </table:table-row>
        <table:table-row table:style-name="ro7">
          <table:table-cell table:style-name="ce153" office:value-type="float" office:value="28" calcext:value-type="float">
            <text:p>28</text:p>
          </table:table-cell>
          <table:table-cell table:style-name="ce160" office:value-type="float" office:value="14" calcext:value-type="float">
            <text:p>14</text:p>
          </table:table-cell>
          <table:table-cell table:style-name="ce153" office:value-type="string" calcext:value-type="string">
            <text:p>Thu</text:p>
          </table:table-cell>
          <table:table-cell table:style-name="ce165" office:value-type="date" office:date-value="2019-12-26" calcext:value-type="date">
            <text:p>12-26</text:p>
          </table:table-cell>
          <table:table-cell table:style-name="ce170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0" office:value-type="time" office:time-value="PT11H20M00S" calcext:value-type="time">
            <text:p>11:20 AM</text:p>
          </table:table-cell>
          <table:table-cell table:style-name="ce176" office:value-type="date" office:date-value="2019-12-31" calcext:value-type="date">
            <text:p>2019-12-31</text:p>
          </table:table-cell>
          <table:table-cell table:style-name="ce180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0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53" office:value-type="float" office:value="29" calcext:value-type="float">
            <text:p>29</text:p>
          </table:table-cell>
          <table:table-cell table:style-name="ce160" office:value-type="float" office:value="14" calcext:value-type="float">
            <text:p>14</text:p>
          </table:table-cell>
          <table:table-cell table:style-name="ce153" office:value-type="string" calcext:value-type="string">
            <text:p>Thu</text:p>
          </table:table-cell>
          <table:table-cell table:style-name="ce165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0" office:value-type="time" office:time-value="PT17H00M00S" calcext:value-type="time">
            <text:p>05:00 PM</text:p>
          </table:table-cell>
          <table:table-cell table:style-name="ce176" office:value-type="date" office:date-value="2019-12-31" calcext:value-type="date">
            <text:p>2019-12-31</text:p>
          </table:table-cell>
          <table:table-cell table:style-name="ce180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0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59" office:value-type="float" office:value="30" calcext:value-type="float">
            <text:p>30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string" calcext:value-type="string">
            <text:p>Fri</text:p>
          </table:table-cell>
          <table:table-cell table:style-name="ce166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27" calcext:value-type="date">
            <text:p>2019-12-27</text:p>
          </table:table-cell>
          <table:table-cell table:style-name="ce180" office:value-type="time" office:time-value="PT12H50M00S" calcext:value-type="time">
            <text:p>12:50 PM</text:p>
          </table:table-cell>
          <table:table-cell table:style-name="ce176" office:value-type="date" office:date-value="2020-01-01" calcext:value-type="date">
            <text:p>2020-01-01</text:p>
          </table:table-cell>
          <table:table-cell table:style-name="ce180" office:value-type="time" office:time-value="PT12H40M00S" calcext:value-type="time">
            <text:p>12:40 PM</text:p>
          </table:table-cell>
          <table:table-cell table:style-name="ce176" office:value-type="date" office:date-value="2019-12-27" calcext:value-type="date">
            <text:p>2019-12-27</text:p>
          </table:table-cell>
          <table:table-cell table:style-name="ce180" office:value-type="time" office:time-value="PT12H50M00S" calcext:value-type="time">
            <text:p>12:50 PM</text:p>
          </table:table-cell>
          <table:table-cell table:style-name="ce176" office:value-type="date" office:date-value="2019-12-27" calcext:value-type="date">
            <text:p>2019-12-27</text:p>
          </table:table-cell>
          <table:table-cell table:style-name="ce180" office:value-type="time" office:time-value="PT12H50M00S" calcext:value-type="time">
            <text:p>12:50 PM</text:p>
          </table:table-cell>
          <table:table-cell table:style-name="ce176" office:value-type="date" office:date-value="2019-12-27" calcext:value-type="date">
            <text:p>2019-12-27</text:p>
          </table:table-cell>
          <table:table-cell table:style-name="ce180" office:value-type="time" office:time-value="PT12H50M00S" calcext:value-type="time">
            <text:p>12:50 PM</text:p>
          </table:table-cell>
          <table:table-cell table:style-name="ce176" office:value-type="date" office:date-value="2019-12-27" calcext:value-type="date">
            <text:p>2019-12-27</text:p>
          </table:table-cell>
          <table:table-cell table:style-name="ce180" office:value-type="time" office:time-value="PT12H50M00S" calcext:value-type="time">
            <text:p>12:50 PM</text:p>
          </table:table-cell>
          <table:table-cell table:style-name="ce171" table:number-columns-repeated="1005"/>
        </table:table-row>
        <table:table-row table:style-name="ro7">
          <table:table-cell table:style-name="ce153" office:value-type="float" office:value="31" calcext:value-type="float">
            <text:p>31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string" calcext:value-type="string">
            <text:p>Fri</text:p>
          </table:table-cell>
          <table:table-cell table:style-name="ce166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45" office:value-type="string" calcext:value-type="string">
            <text:p>VPP book</text:p>
          </table:table-cell>
          <table:table-cell table:style-name="ce176" office:value-type="date" office:date-value="2019-12-27" calcext:value-type="date">
            <text:p>2019-12-27</text:p>
          </table:table-cell>
          <table:table-cell table:style-name="ce180" office:value-type="time" office:time-value="PT15H50M00S" calcext:value-type="time">
            <text:p>03:50 PM</text:p>
          </table:table-cell>
          <table:table-cell table:style-name="ce176" office:value-type="date" office:date-value="2020-01-02" calcext:value-type="date">
            <text:p>2020-01-02</text:p>
          </table:table-cell>
          <table:table-cell table:style-name="ce180" office:value-type="time" office:time-value="PT19H20M00S" calcext:value-type="time">
            <text:p>07:20 PM</text:p>
          </table:table-cell>
          <table:table-cell table:style-name="ce176" office:value-type="date" office:date-value="2019-12-27" calcext:value-type="date">
            <text:p>2019-12-27</text:p>
          </table:table-cell>
          <table:table-cell table:style-name="ce180" office:value-type="time" office:time-value="PT15H50M00S" calcext:value-type="time">
            <text:p>03:50 PM</text:p>
          </table:table-cell>
          <table:table-cell table:style-name="ce176" office:value-type="date" office:date-value="2019-12-27" calcext:value-type="date">
            <text:p>2019-12-27</text:p>
          </table:table-cell>
          <table:table-cell table:style-name="ce180" office:value-type="time" office:time-value="PT15H50M00S" calcext:value-type="time">
            <text:p>03:50 PM</text:p>
          </table:table-cell>
          <table:table-cell table:style-name="ce176" office:value-type="date" office:date-value="2019-12-27" calcext:value-type="date">
            <text:p>2019-12-27</text:p>
          </table:table-cell>
          <table:table-cell table:style-name="ce180" office:value-type="time" office:time-value="PT15H50M00S" calcext:value-type="time">
            <text:p>03:50 PM</text:p>
          </table:table-cell>
          <table:table-cell table:style-name="ce176" office:value-type="date" office:date-value="2019-12-27" calcext:value-type="date">
            <text:p>2019-12-27</text:p>
          </table:table-cell>
          <table:table-cell table:style-name="ce18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53"/>
          <table:table-cell table:style-name="ce160" table:number-columns-repeated="2"/>
          <table:table-cell table:style-name="ce166"/>
          <table:table-cell table:number-columns-repeated="3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/>
          <table:table-cell table:style-name="ce180"/>
          <table:table-cell table:number-columns-repeated="1005"/>
        </table:table-row>
        <table:table-row table:style-name="ro7">
          <table:table-cell table:style-name="ce153" office:value-type="float" office:value="21.5" calcext:value-type="float">
            <text:p>21.5</text:p>
          </table:table-cell>
          <table:table-cell table:style-name="ce153" office:value-type="float" office:value="10.5" calcext:value-type="float">
            <text:p>10.5</text:p>
          </table:table-cell>
          <table:table-cell table:style-name="ce160" office:value-type="string" calcext:value-type="string">
            <text:p>Sun</text:p>
          </table:table-cell>
          <table:table-cell table:style-name="ce166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45" office:value-type="string" calcext:value-type="string">
            <text:p>groja.com/about</text:p>
          </table:table-cell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/>
          <table:table-cell table:style-name="ce180"/>
          <table:table-cell table:number-columns-repeated="1005"/>
        </table:table-row>
        <table:table-row table:style-name="ro7">
          <table:table-cell table:style-name="ce153"/>
          <table:table-cell table:style-name="ce160" table:number-columns-repeated="2"/>
          <table:table-cell table:style-name="ce166"/>
          <table:table-cell table:number-columns-repeated="3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/>
          <table:table-cell table:style-name="ce180"/>
          <table:table-cell table:number-columns-repeated="1005"/>
        </table:table-row>
        <table:table-row table:style-name="ro7" table:number-rows-repeated="34">
          <table:table-cell/>
          <table:table-cell table:style-name="ce160" table:number-columns-repeated="2"/>
          <table:table-cell table:style-name="ce166"/>
          <table:table-cell table:number-columns-repeated="3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 table:style-name="ce177"/>
          <table:table-cell table:style-name="ce180"/>
          <table:table-cell/>
          <table:table-cell table:style-name="ce180"/>
          <table:table-cell table:number-columns-repeated="1005"/>
        </table:table-row>
        <table:table-row table:style-name="ro7" table:number-rows-repeated="25">
          <table:table-cell/>
          <table:table-cell table:style-name="ce160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2"/>
          <table:table-cell table:style-name="ce21" table:number-columns-repeated="2"/>
          <table:table-cell table:style-name="ce82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2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3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6"/>
          <table:table-cell table:style-name="ce98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9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4" office:value-type="string" calcext:value-type="string">
            <text:p>Jon Snow and Ygritte</text:p>
          </table:table-cell>
          <table:table-cell/>
          <table:table-cell table:style-name="ce22"/>
          <table:table-cell table:style-name="ce54"/>
          <table:table-cell table:style-name="ce185"/>
          <table:table-cell table:style-name="ce67" table:number-columns-repeated="12"/>
          <table:table-cell table:style-name="ce99"/>
        </table:table-row>
        <table:table-row table:style-name="ro7">
          <table:table-cell table:style-name="ce18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3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3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3"/>
          <table:table-cell table:style-name="ce22"/>
          <table:table-cell/>
          <table:table-cell table:style-name="ce47"/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84" office:value-type="string" calcext:value-type="string">
            <text:p>Lucy and Ricky Ricardo</text:p>
          </table:table-cell>
          <table:table-cell/>
          <table:table-cell table:style-name="ce22"/>
          <table:table-cell table:style-name="ce54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84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84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84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84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84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84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2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86"/>
          <table:table-cell table:style-name="ce182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3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6"/>
          <table:table-cell table:style-name="ce98"/>
          <table:table-cell table:number-columns-repeated="100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9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87" office:value-type="string" calcext:value-type="string">
            <text:p>All</text:p>
          </table:table-cell>
          <table:table-cell table:style-name="ce66"/>
          <table:table-cell table:style-name="ce67" table:number-columns-repeated="11"/>
          <table:table-cell table:style-name="ce99"/>
          <table:table-cell table:number-columns-repeated="1009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87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7" table:number-columns-repeated="10"/>
          <table:table-cell table:style-name="ce9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67" table:number-columns-repeated="10"/>
          <table:table-cell table:style-name="ce9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2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87" office:value-type="string" calcext:value-type="string">
            <text:p>All</text:p>
          </table:table-cell>
          <table:table-cell table:style-name="ce66"/>
          <table:table-cell table:style-name="ce67"/>
          <table:table-cell table:number-columns-repeated="10"/>
          <table:table-cell table:style-name="ce21"/>
          <table:table-cell table:number-columns-repeated="1009"/>
        </table:table-row>
        <table:table-row table:style-name="ro17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2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87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2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87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7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7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2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1">Patrick Henry</text:span><text:span text:style-name="T2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87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3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3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7"/>
          <table:table-cell/>
          <table:table-cell table:style-name="ce97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2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6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3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6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6"/>
          <table:table-cell table:style-name="ce9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9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67" table:number-columns-repeated="11"/>
          <table:table-cell table:style-name="ce99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67" table:number-columns-repeated="10"/>
          <table:table-cell table:style-name="ce99"/>
          <table:table-cell table:number-columns-repeated="1010"/>
        </table:table-row>
        <table:table-row table:style-name="ro4">
          <table:table-cell table:style-name="ce36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67" table:number-columns-repeated="10"/>
          <table:table-cell table:style-name="ce99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7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6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6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5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7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6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7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6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7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7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7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5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7"/>
          <table:table-cell/>
          <table:table-cell table:style-name="ce9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44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44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44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44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44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44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44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44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44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44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44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1">00/00/0000</text:date>, <text:time style:data-style-name="N2" text:time-value="20:33:30.147515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21T10:48:31.589204545</dc:date>
    <meta:editing-duration>P78DT4H54M46S</meta:editing-duration>
    <meta:editing-cycles>1338</meta:editing-cycles>
    <meta:document-statistic meta:table-count="11" meta:cell-count="2468" meta:object-count="0"/>
  </office:meta>
</office:document-meta>
</file>